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 svg:font-family="'Droid Sans Mono'" style:font-family-generic="swiss" style:font-pitch="fixed"/>
    <style:font-face style:name="Droid Sans Mono1"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Table1" style:family="table">
      <style:table-properties style:width="15.744cm" fo:margin-top="0cm" fo:margin-bottom="0cm" table:align="center" style:may-break-between-rows="true" style:writing-mode="lr-tb" table:border-model="collapsing"/>
    </style:style>
    <style:style style:name="Table1.A" style:family="table-column">
      <style:table-column-properties style:column-width="2.99cm"/>
    </style:style>
    <style:style style:name="Table1.B" style:family="table-column">
      <style:table-column-properties style:column-width="5.001cm"/>
    </style:style>
    <style:style style:name="Table1.C" style:family="table-column">
      <style:table-column-properties style:column-width="7.754cm"/>
    </style:style>
    <style:style style:name="Table1.1" style:family="table-row">
      <style:table-row-properties fo:keep-together="auto"/>
    </style:style>
    <style:style style:name="Table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2a6099"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4.744cm" fo:margin-top="0cm" fo:margin-bottom="0cm" table:align="center" style:may-break-between-rows="true" style:writing-mode="lr-tb" table:border-model="collapsing"/>
    </style:style>
    <style:style style:name="Table2.A" style:family="table-column">
      <style:table-column-properties style:column-width="2.242cm"/>
    </style:style>
    <style:style style:name="Table2.B" style:family="table-column">
      <style:table-column-properties style:column-width="2.75cm"/>
    </style:style>
    <style:style style:name="Table2.C" style:family="table-column">
      <style:table-column-properties style:column-width="9.753cm"/>
    </style:style>
    <style:style style:name="Table2.1" style:family="table-row">
      <style:table-row-properties fo:keep-together="auto"/>
    </style:style>
    <style:style style:name="Table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2a6099"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1.8cm" table:align="center" style:may-break-between-rows="true" table:border-model="collapsing"/>
    </style:style>
    <style:style style:name="Table3.A" style:family="table-column">
      <style:table-column-properties style:column-width="2.699cm"/>
    </style:style>
    <style:style style:name="Table3.B" style:family="table-column">
      <style:table-column-properties style:column-width="9.102cm"/>
    </style:style>
    <style:style style:name="Table3.1" style:family="table-row">
      <style:table-row-properties fo:keep-together="auto"/>
    </style:style>
    <style:style style:name="Table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2a6099"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3.891cm" table:align="center"/>
    </style:style>
    <style:style style:name="Table5.A" style:family="table-column">
      <style:table-column-properties style:column-width="13.891cm"/>
    </style:style>
    <style:style style:name="Table5.A1" style:family="table-cell">
      <style:table-cell-properties fo:padding="0.097cm" fo:border="0.5pt solid #000000" style:writing-mode="page"/>
    </style:style>
    <style:style style:name="Table5.A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7.595cm" fo:margin-left="0cm" table:align="left"/>
    </style:style>
    <style:style style:name="Table6.A" style:family="table-column">
      <style:table-column-properties style:column-width="2.91cm"/>
    </style:style>
    <style:style style:name="Table6.B" style:family="table-column">
      <style:table-column-properties style:column-width="14.684cm"/>
    </style:style>
    <style:style style:name="Table6.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2a6099" fo:padding="0.097cm" fo:border="0.5pt solid #000000" style:writing-mode="page">
        <style:background-image/>
      </style:table-cell-properties>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6.A3" style:family="table-cell">
      <style:table-cell-properties fo:padding="0.097cm" fo:border-left="0.5pt solid #000000" fo:border-right="none" fo:border-top="none" fo:border-bottom="0.5pt solid #000000" style:writing-mode="page"/>
    </style:style>
    <style:style style:name="Table6.B3" style:family="table-cell">
      <style:table-cell-properties fo:padding="0.097cm" fo:border-left="0.5pt solid #000000" fo:border-right="0.5pt solid #000000" fo:border-top="none" fo:border-bottom="0.5pt solid #000000" style:writing-mode="page"/>
    </style:style>
    <style:style style:name="Table6.A4" style:family="table-cell">
      <style:table-cell-properties fo:padding="0.097cm" fo:border-left="0.5pt solid #000000" fo:border-right="none" fo:border-top="none" fo:border-bottom="0.5pt solid #000000" style:writing-mode="page"/>
    </style:style>
    <style:style style:name="Table6.B4" style:family="table-cell">
      <style:table-cell-properties fo:padding="0.097cm" fo:border-left="0.5pt solid #000000" fo:border-right="0.5pt solid #000000" fo:border-top="none" fo:border-bottom="0.5pt solid #000000" style:writing-mode="page"/>
    </style:style>
    <style:style style:name="Table6.A5" style:family="table-cell">
      <style:table-cell-properties fo:padding="0.097cm" fo:border-left="0.5pt solid #000000" fo:border-right="none" fo:border-top="none" fo:border-bottom="0.5pt solid #000000" style:writing-mode="page"/>
    </style:style>
    <style:style style:name="Table6.B5"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7.595cm" fo:margin-left="0cm" table:align="left"/>
    </style:style>
    <style:style style:name="Table13.A" style:family="table-column">
      <style:table-column-properties style:column-width="3.889cm"/>
    </style:style>
    <style:style style:name="Table13.B" style:family="table-column">
      <style:table-column-properties style:column-width="13.705cm"/>
    </style:style>
    <style:style style:name="Table1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2a6099" fo:padding="0.097cm" fo:border="0.5pt solid #000000" style:writing-mode="page">
        <style:background-image/>
      </style:table-cell-properties>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3.A3" style:family="table-cell">
      <style:table-cell-properties fo:padding="0.097cm" fo:border-left="0.5pt solid #000000" fo:border-right="none" fo:border-top="none" fo:border-bottom="0.5pt solid #000000" style:writing-mode="page"/>
    </style:style>
    <style:style style:name="Table13.B3" style:family="table-cell">
      <style:table-cell-properties fo:padding="0.097cm" fo:border-left="0.5pt solid #000000" fo:border-right="0.5pt solid #000000" fo:border-top="none" fo:border-bottom="0.5pt solid #000000" style:writing-mode="page"/>
    </style:style>
    <style:style style:name="Table13.A4" style:family="table-cell">
      <style:table-cell-properties fo:padding="0.097cm" fo:border-left="0.5pt solid #000000" fo:border-right="none" fo:border-top="none" fo:border-bottom="0.5pt solid #000000" style:writing-mode="page"/>
    </style:style>
    <style:style style:name="Table13.B4" style:family="table-cell">
      <style:table-cell-properties fo:padding="0.097cm" fo:border-left="0.5pt solid #000000" fo:border-right="0.5pt solid #000000" fo:border-top="none" fo:border-bottom="0.5pt solid #000000" style:writing-mode="page"/>
    </style:style>
    <style:style style:name="Table13.A5" style:family="table-cell">
      <style:table-cell-properties fo:padding="0.097cm" fo:border-left="0.5pt solid #000000" fo:border-right="none" fo:border-top="none" fo:border-bottom="0.5pt solid #000000" style:writing-mode="page"/>
    </style:style>
    <style:style style:name="Table13.B5" style:family="table-cell">
      <style:table-cell-properties fo:padding="0.097cm" fo:border-left="0.5pt solid #000000" fo:border-right="0.5pt solid #000000" fo:border-top="none" fo:border-bottom="0.5pt solid #000000" style:writing-mode="page"/>
    </style:style>
    <style:style style:name="Table13.A6" style:family="table-cell">
      <style:table-cell-properties fo:padding="0.097cm" fo:border-left="0.5pt solid #000000" fo:border-right="none" fo:border-top="none" fo:border-bottom="0.5pt solid #000000" style:writing-mode="page"/>
    </style:style>
    <style:style style:name="Table13.B6" style:family="table-cell">
      <style:table-cell-properties fo:padding="0.097cm" fo:border-left="0.5pt solid #000000" fo:border-right="0.5pt solid #000000" fo:border-top="none" fo:border-bottom="0.5pt solid #000000" style:writing-mode="page"/>
    </style:style>
    <style:style style:name="Table13.A7" style:family="table-cell">
      <style:table-cell-properties fo:padding="0.097cm" fo:border-left="0.5pt solid #000000" fo:border-right="none" fo:border-top="none" fo:border-bottom="0.5pt solid #000000" style:writing-mode="page"/>
    </style:style>
    <style:style style:name="Table13.B7"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7.595cm" fo:margin-left="0cm" table:align="left" style:may-break-between-rows="true" table:border-model="collapsing"/>
    </style:style>
    <style:style style:name="Table4.A" style:family="table-column">
      <style:table-column-properties style:column-width="2.99cm"/>
    </style:style>
    <style:style style:name="Table4.B" style:family="table-column">
      <style:table-column-properties style:column-width="7.303cm"/>
    </style:style>
    <style:style style:name="Table4.1" style:family="table-row">
      <style:table-row-properties fo:keep-together="auto"/>
    </style:style>
    <style:style style:name="Table4.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2a6099"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3.533cm" fo:margin-left="2.154cm" table:align="left"/>
    </style:style>
    <style:style style:name="Table7.A" style:family="table-column">
      <style:table-column-properties style:column-width="1.692cm"/>
    </style:style>
    <style:style style:name="Table7.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7.H1" style:family="table-cell">
      <style:table-cell-properties fo:background-color="#2a6099" fo:padding="0.097cm" fo:border="0.5pt solid #000000" style:writing-mode="page">
        <style:background-image/>
      </style:table-cell-properties>
    </style:style>
    <style:style style:name="Table7.A2" style:family="table-cell">
      <style:table-cell-properties fo:padding="0.097cm" fo:border-left="0.5pt solid #000000" fo:border-right="none" fo:border-top="none" fo:border-bottom="0.5pt solid #000000" style:writing-mode="page"/>
    </style:style>
    <style:style style:name="Table7.B2" style:family="table-cell">
      <style:table-cell-properties fo:padding="0.097cm" fo:border-left="0.5pt solid #000000" fo:border-right="none" fo:border-top="none" fo:border-bottom="0.5pt solid #000000" style:writing-mode="page"/>
    </style:style>
    <style:style style:name="Table7.E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7.595cm" fo:margin-left="0cm" table:align="left"/>
    </style:style>
    <style:style style:name="Table10.A" style:family="table-column">
      <style:table-column-properties style:column-width="2.408cm"/>
    </style:style>
    <style:style style:name="Table10.B" style:family="table-column">
      <style:table-column-properties style:column-width="2.99cm"/>
    </style:style>
    <style:style style:name="Table10.C" style:family="table-column">
      <style:table-column-properties style:column-width="12.197cm"/>
    </style:style>
    <style:style style:name="Table10.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0.C1" style:family="table-cell">
      <style:table-cell-properties fo:background-color="#2a6099" fo:padding="0.097cm" fo:border="0.5pt solid #000000" style:writing-mode="page">
        <style:background-image/>
      </style:table-cell-properties>
    </style:style>
    <style:style style:name="Table10.A2" style:family="table-cell">
      <style:table-cell-properties fo:padding="0.097cm" fo:border-left="0.5pt solid #000000" fo:border-right="none" fo:border-top="none" fo:border-bottom="0.5pt solid #000000" style:writing-mode="page"/>
    </style:style>
    <style:style style:name="Table10.B2" style:family="table-cell">
      <style:table-cell-properties fo:padding="0.097cm" fo:border-left="0.5pt solid #000000" fo:border-right="none" fo:border-top="none" fo:border-bottom="0.5pt solid #000000" style:writing-mode="page"/>
    </style:style>
    <style:style style:name="Table10.C2" style:family="table-cell">
      <style:table-cell-properties fo:padding="0.097cm" fo:border-left="0.5pt solid #000000" fo:border-right="0.5pt solid #000000" fo:border-top="none" fo:border-bottom="0.5pt solid #000000" style:writing-mode="page"/>
    </style:style>
    <style:style style:name="Table10.A3" style:family="table-cell">
      <style:table-cell-properties fo:padding="0.097cm" fo:border-left="0.5pt solid #000000" fo:border-right="none" fo:border-top="none" fo:border-bottom="0.5pt solid #000000" style:writing-mode="page"/>
    </style:style>
    <style:style style:name="Table10.B3" style:family="table-cell">
      <style:table-cell-properties fo:padding="0.097cm" fo:border-left="0.5pt solid #000000" fo:border-right="none" fo:border-top="none" fo:border-bottom="0.5pt solid #000000" style:writing-mode="page"/>
    </style:style>
    <style:style style:name="Table10.C3" style:family="table-cell">
      <style:table-cell-properties fo:padding="0.097cm" fo:border-left="0.5pt solid #000000" fo:border-right="0.5pt solid #000000" fo:border-top="none" fo:border-bottom="0.5pt solid #000000" style:writing-mode="page"/>
    </style:style>
    <style:style style:name="Table10.A4" style:family="table-cell">
      <style:table-cell-properties fo:padding="0.097cm" fo:border-left="0.5pt solid #000000" fo:border-right="none" fo:border-top="none" fo:border-bottom="0.5pt solid #000000" style:writing-mode="page"/>
    </style:style>
    <style:style style:name="Table10.B4" style:family="table-cell">
      <style:table-cell-properties fo:padding="0.097cm" fo:border-left="0.5pt solid #000000" fo:border-right="none" fo:border-top="none" fo:border-bottom="0.5pt solid #000000" style:writing-mode="page"/>
    </style:style>
    <style:style style:name="Table10.C4" style:family="table-cell">
      <style:table-cell-properties fo:padding="0.097cm" fo:border-left="0.5pt solid #000000" fo:border-right="0.5pt solid #000000" fo:border-top="none" fo:border-bottom="0.5pt solid #000000" style:writing-mode="page"/>
    </style:style>
    <style:style style:name="Table10.A5" style:family="table-cell">
      <style:table-cell-properties fo:padding="0.097cm" fo:border-left="0.5pt solid #000000" fo:border-right="none" fo:border-top="none" fo:border-bottom="0.5pt solid #000000" style:writing-mode="page"/>
    </style:style>
    <style:style style:name="Table10.B5" style:family="table-cell">
      <style:table-cell-properties fo:padding="0.097cm" fo:border-left="0.5pt solid #000000" fo:border-right="none" fo:border-top="none" fo:border-bottom="0.5pt solid #000000" style:writing-mode="page"/>
    </style:style>
    <style:style style:name="Table10.C5" style:family="table-cell">
      <style:table-cell-properties fo:padding="0.097cm" fo:border-left="0.5pt solid #000000" fo:border-right="0.5pt solid #000000" fo:border-top="none" fo:border-bottom="0.5pt solid #000000" style:writing-mode="page"/>
    </style:style>
    <style:style style:name="Table10.A6" style:family="table-cell">
      <style:table-cell-properties fo:padding="0.097cm" fo:border-left="0.5pt solid #000000" fo:border-right="none" fo:border-top="none" fo:border-bottom="0.5pt solid #000000" style:writing-mode="page"/>
    </style:style>
    <style:style style:name="Table10.B6" style:family="table-cell">
      <style:table-cell-properties fo:padding="0.097cm" fo:border-left="0.5pt solid #000000" fo:border-right="none" fo:border-top="none" fo:border-bottom="0.5pt solid #000000" style:writing-mode="page"/>
    </style:style>
    <style:style style:name="Table10.C6"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7.595cm" fo:margin-left="0cm" table:align="left"/>
    </style:style>
    <style:style style:name="Table8.A" style:family="table-column">
      <style:table-column-properties style:column-width="2.408cm"/>
    </style:style>
    <style:style style:name="Table8.B" style:family="table-column">
      <style:table-column-properties style:column-width="2.99cm"/>
    </style:style>
    <style:style style:name="Table8.C" style:family="table-column">
      <style:table-column-properties style:column-width="12.197cm"/>
    </style:style>
    <style:style style:name="Table8.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2a6099" fo:padding="0.097cm" fo:border="0.5pt solid #000000" style:writing-mode="page">
        <style:background-image/>
      </style:table-cell-properties>
    </style:style>
    <style:style style:name="Table8.A2" style:family="table-cell">
      <style:table-cell-properties fo:padding="0.097cm" fo:border-left="0.5pt solid #000000" fo:border-right="none" fo:border-top="none" fo:border-bottom="0.5pt solid #000000" style:writing-mode="page"/>
    </style:style>
    <style:style style:name="Table8.B2" style:family="table-cell">
      <style:table-cell-properties fo:padding="0.097cm" fo:border-left="0.5pt solid #000000" fo:border-right="none" fo:border-top="none" fo:border-bottom="0.5pt solid #000000" style:writing-mode="page"/>
    </style:style>
    <style:style style:name="Table8.C2" style:family="table-cell">
      <style:table-cell-properties fo:padding="0.097cm" fo:border-left="0.5pt solid #000000" fo:border-right="0.5pt solid #000000" fo:border-top="none" fo:border-bottom="0.5pt solid #000000" style:writing-mode="page"/>
    </style:style>
    <style:style style:name="Table8.A3" style:family="table-cell">
      <style:table-cell-properties fo:padding="0.097cm" fo:border-left="0.5pt solid #000000" fo:border-right="none" fo:border-top="none" fo:border-bottom="0.5pt solid #000000" style:writing-mode="page"/>
    </style:style>
    <style:style style:name="Table8.B3" style:family="table-cell">
      <style:table-cell-properties fo:padding="0.097cm" fo:border-left="0.5pt solid #000000" fo:border-right="none" fo:border-top="none" fo:border-bottom="0.5pt solid #000000" style:writing-mode="page"/>
    </style:style>
    <style:style style:name="Table8.C3" style:family="table-cell">
      <style:table-cell-properties fo:padding="0.097cm" fo:border-left="0.5pt solid #000000" fo:border-right="0.5pt solid #000000" fo:border-top="none" fo:border-bottom="0.5pt solid #000000" style:writing-mode="page"/>
    </style:style>
    <style:style style:name="Table8.A4" style:family="table-cell">
      <style:table-cell-properties fo:padding="0.097cm" fo:border-left="0.5pt solid #000000" fo:border-right="none" fo:border-top="none" fo:border-bottom="0.5pt solid #000000" style:writing-mode="page"/>
    </style:style>
    <style:style style:name="Table8.B4" style:family="table-cell">
      <style:table-cell-properties fo:padding="0.097cm" fo:border-left="0.5pt solid #000000" fo:border-right="none" fo:border-top="none" fo:border-bottom="0.5pt solid #000000" style:writing-mode="page"/>
    </style:style>
    <style:style style:name="Table8.C4" style:family="table-cell">
      <style:table-cell-properties fo:padding="0.097cm" fo:border-left="0.5pt solid #000000" fo:border-right="0.5pt solid #000000" fo:border-top="none" fo:border-bottom="0.5pt solid #000000" style:writing-mode="page"/>
    </style:style>
    <style:style style:name="Table8.A5" style:family="table-cell">
      <style:table-cell-properties fo:padding="0.097cm" fo:border-left="0.5pt solid #000000" fo:border-right="none" fo:border-top="none" fo:border-bottom="0.5pt solid #000000" style:writing-mode="page"/>
    </style:style>
    <style:style style:name="Table8.B5" style:family="table-cell">
      <style:table-cell-properties fo:padding="0.097cm" fo:border-left="0.5pt solid #000000" fo:border-right="none" fo:border-top="none" fo:border-bottom="0.5pt solid #000000" style:writing-mode="page"/>
    </style:style>
    <style:style style:name="Table8.C5" style:family="table-cell">
      <style:table-cell-properties fo:padding="0.097cm" fo:border-left="0.5pt solid #000000" fo:border-right="0.5pt solid #000000" fo:border-top="none" fo:border-bottom="0.5pt solid #000000" style:writing-mode="page"/>
    </style:style>
    <style:style style:name="Table8.A6" style:family="table-cell">
      <style:table-cell-properties fo:padding="0.097cm" fo:border-left="0.5pt solid #000000" fo:border-right="none" fo:border-top="none" fo:border-bottom="0.5pt solid #000000" style:writing-mode="page"/>
    </style:style>
    <style:style style:name="Table8.B6" style:family="table-cell">
      <style:table-cell-properties fo:padding="0.097cm" fo:border-left="0.5pt solid #000000" fo:border-right="none" fo:border-top="none" fo:border-bottom="0.5pt solid #000000" style:writing-mode="page"/>
    </style:style>
    <style:style style:name="Table8.C6" style:family="table-cell">
      <style:table-cell-properties fo:padding="0.097cm" fo:border-left="0.5pt solid #000000" fo:border-right="0.5pt solid #000000" fo:border-top="none" fo:border-bottom="0.5pt solid #000000" style:writing-mode="page"/>
    </style:style>
    <style:style style:name="Table8.A7" style:family="table-cell">
      <style:table-cell-properties fo:padding="0.097cm" fo:border-left="0.5pt solid #000000" fo:border-right="none" fo:border-top="none" fo:border-bottom="0.5pt solid #000000" style:writing-mode="page"/>
    </style:style>
    <style:style style:name="Table8.B7" style:family="table-cell">
      <style:table-cell-properties fo:padding="0.097cm" fo:border-left="0.5pt solid #000000" fo:border-right="none" fo:border-top="none" fo:border-bottom="0.5pt solid #000000" style:writing-mode="page"/>
    </style:style>
    <style:style style:name="Table8.C7" style:family="table-cell">
      <style:table-cell-properties fo:padding="0.097cm" fo:border-left="0.5pt solid #000000" fo:border-right="0.5pt solid #000000" fo:border-top="none" fo:border-bottom="0.5pt solid #000000" style:writing-mode="page"/>
    </style:style>
    <style:style style:name="Table8.A8" style:family="table-cell">
      <style:table-cell-properties fo:padding="0.097cm" fo:border-left="0.5pt solid #000000" fo:border-right="none" fo:border-top="none" fo:border-bottom="0.5pt solid #000000" style:writing-mode="page"/>
    </style:style>
    <style:style style:name="Table8.B8" style:family="table-cell">
      <style:table-cell-properties fo:padding="0.097cm" fo:border-left="0.5pt solid #000000" fo:border-right="none" fo:border-top="none" fo:border-bottom="0.5pt solid #000000" style:writing-mode="page"/>
    </style:style>
    <style:style style:name="Table8.C8" style:family="table-cell">
      <style:table-cell-properties fo:padding="0.097cm" fo:border-left="0.5pt solid #000000" fo:border-right="0.5pt solid #000000" fo:border-top="none" fo:border-bottom="0.5pt solid #000000" style:writing-mode="page"/>
    </style:style>
    <style:style style:name="Table8.A9" style:family="table-cell">
      <style:table-cell-properties fo:padding="0.097cm" fo:border-left="0.5pt solid #000000" fo:border-right="none" fo:border-top="none" fo:border-bottom="0.5pt solid #000000" style:writing-mode="page"/>
    </style:style>
    <style:style style:name="Table8.B9" style:family="table-cell">
      <style:table-cell-properties fo:padding="0.097cm" fo:border-left="0.5pt solid #000000" fo:border-right="none" fo:border-top="none" fo:border-bottom="0.5pt solid #000000" style:writing-mode="page"/>
    </style:style>
    <style:style style:name="Table8.C9" style:family="table-cell">
      <style:table-cell-properties fo:padding="0.097cm" fo:border-left="0.5pt solid #000000" fo:border-right="0.5pt solid #000000" fo:border-top="none" fo:border-bottom="0.5pt solid #000000" style:writing-mode="page"/>
    </style:style>
    <style:style style:name="Table8.A10" style:family="table-cell">
      <style:table-cell-properties fo:padding="0.097cm" fo:border-left="0.5pt solid #000000" fo:border-right="none" fo:border-top="none" fo:border-bottom="0.5pt solid #000000" style:writing-mode="page"/>
    </style:style>
    <style:style style:name="Table8.B10" style:family="table-cell">
      <style:table-cell-properties fo:padding="0.097cm" fo:border-left="0.5pt solid #000000" fo:border-right="none" fo:border-top="none" fo:border-bottom="0.5pt solid #000000" style:writing-mode="page"/>
    </style:style>
    <style:style style:name="Table8.C10" style:family="table-cell">
      <style:table-cell-properties fo:padding="0.097cm" fo:border-left="0.5pt solid #000000" fo:border-right="0.5pt solid #000000" fo:border-top="none" fo:border-bottom="0.5pt solid #000000" style:writing-mode="page"/>
    </style:style>
    <style:style style:name="Table8.A11" style:family="table-cell">
      <style:table-cell-properties fo:padding="0.097cm" fo:border-left="0.5pt solid #000000" fo:border-right="none" fo:border-top="none" fo:border-bottom="0.5pt solid #000000" style:writing-mode="page"/>
    </style:style>
    <style:style style:name="Table8.B11" style:family="table-cell">
      <style:table-cell-properties fo:padding="0.097cm" fo:border-left="0.5pt solid #000000" fo:border-right="none" fo:border-top="none" fo:border-bottom="0.5pt solid #000000" style:writing-mode="page"/>
    </style:style>
    <style:style style:name="Table8.C11" style:family="table-cell">
      <style:table-cell-properties fo:padding="0.097cm" fo:border-left="0.5pt solid #000000" fo:border-right="0.5pt solid #000000" fo:border-top="none" fo:border-bottom="0.5pt solid #000000" style:writing-mode="page"/>
    </style:style>
    <style:style style:name="Table8.A12" style:family="table-cell">
      <style:table-cell-properties fo:padding="0.097cm" fo:border-left="0.5pt solid #000000" fo:border-right="none" fo:border-top="none" fo:border-bottom="0.5pt solid #000000" style:writing-mode="page"/>
    </style:style>
    <style:style style:name="Table8.B12" style:family="table-cell">
      <style:table-cell-properties fo:padding="0.097cm" fo:border-left="0.5pt solid #000000" fo:border-right="none" fo:border-top="none" fo:border-bottom="0.5pt solid #000000" style:writing-mode="page"/>
    </style:style>
    <style:style style:name="Table8.C12" style:family="table-cell">
      <style:table-cell-properties fo:padding="0.097cm" fo:border-left="0.5pt solid #000000" fo:border-right="0.5pt solid #000000" fo:border-top="none" fo:border-bottom="0.5pt solid #000000" style:writing-mode="page"/>
    </style:style>
    <style:style style:name="Table8.A13" style:family="table-cell">
      <style:table-cell-properties fo:padding="0.097cm" fo:border-left="0.5pt solid #000000" fo:border-right="none" fo:border-top="none" fo:border-bottom="0.5pt solid #000000" style:writing-mode="page"/>
    </style:style>
    <style:style style:name="Table8.B13" style:family="table-cell">
      <style:table-cell-properties fo:padding="0.097cm" fo:border-left="0.5pt solid #000000" fo:border-right="none" fo:border-top="none" fo:border-bottom="0.5pt solid #000000" style:writing-mode="page"/>
    </style:style>
    <style:style style:name="Table8.C13" style:family="table-cell">
      <style:table-cell-properties fo:padding="0.097cm" fo:border-left="0.5pt solid #000000" fo:border-right="0.5pt solid #000000" fo:border-top="none" fo:border-bottom="0.5pt solid #000000" style:writing-mode="page"/>
    </style:style>
    <style:style style:name="Table8.A14" style:family="table-cell">
      <style:table-cell-properties fo:padding="0.097cm" fo:border-left="0.5pt solid #000000" fo:border-right="none" fo:border-top="none" fo:border-bottom="0.5pt solid #000000" style:writing-mode="page"/>
    </style:style>
    <style:style style:name="Table8.B14" style:family="table-cell">
      <style:table-cell-properties fo:padding="0.097cm" fo:border-left="0.5pt solid #000000" fo:border-right="none" fo:border-top="none" fo:border-bottom="0.5pt solid #000000" style:writing-mode="page"/>
    </style:style>
    <style:style style:name="Table8.C14" style:family="table-cell">
      <style:table-cell-properties fo:padding="0.097cm" fo:border-left="0.5pt solid #000000" fo:border-right="0.5pt solid #000000" fo:border-top="none" fo:border-bottom="0.5pt solid #000000" style:writing-mode="page"/>
    </style:style>
    <style:style style:name="Table8.A15" style:family="table-cell">
      <style:table-cell-properties fo:padding="0.097cm" fo:border-left="0.5pt solid #000000" fo:border-right="none" fo:border-top="none" fo:border-bottom="0.5pt solid #000000" style:writing-mode="page"/>
    </style:style>
    <style:style style:name="Table8.B15" style:family="table-cell">
      <style:table-cell-properties fo:padding="0.097cm" fo:border-left="0.5pt solid #000000" fo:border-right="none" fo:border-top="none" fo:border-bottom="0.5pt solid #000000" style:writing-mode="page"/>
    </style:style>
    <style:style style:name="Table8.C15" style:family="table-cell">
      <style:table-cell-properties fo:padding="0.097cm" fo:border-left="0.5pt solid #000000" fo:border-right="0.5pt solid #000000" fo:border-top="none" fo:border-bottom="0.5pt solid #000000" style:writing-mode="page"/>
    </style:style>
    <style:style style:name="Table8.A16" style:family="table-cell">
      <style:table-cell-properties fo:padding="0.097cm" fo:border-left="0.5pt solid #000000" fo:border-right="none" fo:border-top="none" fo:border-bottom="0.5pt solid #000000" style:writing-mode="page"/>
    </style:style>
    <style:style style:name="Table8.B16" style:family="table-cell">
      <style:table-cell-properties fo:padding="0.097cm" fo:border-left="0.5pt solid #000000" fo:border-right="none" fo:border-top="none" fo:border-bottom="0.5pt solid #000000" style:writing-mode="page"/>
    </style:style>
    <style:style style:name="Table8.C16" style:family="table-cell">
      <style:table-cell-properties fo:padding="0.097cm" fo:border-left="0.5pt solid #000000" fo:border-right="0.5pt solid #000000" fo:border-top="none" fo:border-bottom="0.5pt solid #000000" style:writing-mode="page"/>
    </style:style>
    <style:style style:name="Table8.A17" style:family="table-cell">
      <style:table-cell-properties fo:padding="0.097cm" fo:border-left="0.5pt solid #000000" fo:border-right="none" fo:border-top="none" fo:border-bottom="0.5pt solid #000000" style:writing-mode="page"/>
    </style:style>
    <style:style style:name="Table8.B17" style:family="table-cell">
      <style:table-cell-properties fo:padding="0.097cm" fo:border-left="0.5pt solid #000000" fo:border-right="none" fo:border-top="none" fo:border-bottom="0.5pt solid #000000" style:writing-mode="page"/>
    </style:style>
    <style:style style:name="Table8.C17" style:family="table-cell">
      <style:table-cell-properties fo:padding="0.097cm" fo:border-left="0.5pt solid #000000" fo:border-right="0.5pt solid #000000" fo:border-top="none" fo:border-bottom="0.5pt solid #000000" style:writing-mode="page"/>
    </style:style>
    <style:style style:name="Table9" style:family="table">
      <style:table-properties style:width="13.533cm" fo:margin-left="2.154cm" table:align="left"/>
    </style:style>
    <style:style style:name="Table9.A" style:family="table-column">
      <style:table-column-properties style:column-width="1.692cm"/>
    </style:style>
    <style:style style:name="Table9.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9.H1" style:family="table-cell">
      <style:table-cell-properties fo:background-color="#2a6099" fo:padding="0.097cm" fo:border="0.5pt solid #000000" style:writing-mode="page">
        <style:background-image/>
      </style:table-cell-properties>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none" fo:border-top="none" fo:border-bottom="0.5pt solid #000000" style:writing-mode="page"/>
    </style:style>
    <style:style style:name="Table9.C2" style:family="table-cell">
      <style:table-cell-properties fo:padding="0.097cm" fo:border-left="0.5pt solid #000000" fo:border-right="none" fo:border-top="none" fo:border-bottom="0.5pt solid #000000" style:writing-mode="page"/>
    </style:style>
    <style:style style:name="Table9.D2" style:family="table-cell">
      <style:table-cell-properties fo:padding="0.097cm" fo:border-left="0.5pt solid #000000" fo:border-right="none" fo:border-top="none" fo:border-bottom="0.5pt solid #000000" style:writing-mode="page"/>
    </style:style>
    <style:style style:name="Table9.E2"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7.595cm" fo:margin-left="0cm" table:align="left"/>
    </style:style>
    <style:style style:name="Table11.A" style:family="table-column">
      <style:table-column-properties style:column-width="2.408cm"/>
    </style:style>
    <style:style style:name="Table11.B" style:family="table-column">
      <style:table-column-properties style:column-width="2.99cm"/>
    </style:style>
    <style:style style:name="Table11.C" style:family="table-column">
      <style:table-column-properties style:column-width="12.197cm"/>
    </style:style>
    <style:style style:name="Table1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fo:background-color="#2a6099" fo:padding="0.097cm" fo:border="0.5pt solid #000000" style:writing-mode="page">
        <style:background-image/>
      </style:table-cell-properties>
    </style:style>
    <style:style style:name="Table11.A2" style:family="table-cell">
      <style:table-cell-properties fo:padding="0.097cm" fo:border-left="0.5pt solid #000000" fo:border-right="none" fo:border-top="none" fo:border-bottom="0.5pt solid #000000" style:writing-mode="page"/>
    </style:style>
    <style:style style:name="Table11.B2" style:family="table-cell">
      <style:table-cell-properties fo:padding="0.097cm" fo:border-left="0.5pt solid #000000" fo:border-right="none" fo:border-top="none" fo:border-bottom="0.5pt solid #000000" style:writing-mode="page"/>
    </style:style>
    <style:style style:name="Table11.C2" style:family="table-cell">
      <style:table-cell-properties fo:padding="0.097cm" fo:border-left="0.5pt solid #000000" fo:border-right="0.5pt solid #000000" fo:border-top="none" fo:border-bottom="0.5pt solid #000000" style:writing-mode="page"/>
    </style:style>
    <style:style style:name="Table11.A3" style:family="table-cell">
      <style:table-cell-properties fo:padding="0.097cm" fo:border-left="0.5pt solid #000000" fo:border-right="none" fo:border-top="none" fo:border-bottom="0.5pt solid #000000" style:writing-mode="page"/>
    </style:style>
    <style:style style:name="Table11.B3" style:family="table-cell">
      <style:table-cell-properties fo:padding="0.097cm" fo:border-left="0.5pt solid #000000" fo:border-right="none" fo:border-top="none" fo:border-bottom="0.5pt solid #000000" style:writing-mode="page"/>
    </style:style>
    <style:style style:name="Table11.C3" style:family="table-cell">
      <style:table-cell-properties fo:padding="0.097cm" fo:border-left="0.5pt solid #000000" fo:border-right="0.5pt solid #000000" fo:border-top="none" fo:border-bottom="0.5pt solid #000000" style:writing-mode="page"/>
    </style:style>
    <style:style style:name="Table11.A4" style:family="table-cell">
      <style:table-cell-properties fo:padding="0.097cm" fo:border-left="0.5pt solid #000000" fo:border-right="none" fo:border-top="none" fo:border-bottom="0.5pt solid #000000" style:writing-mode="page"/>
    </style:style>
    <style:style style:name="Table11.B4" style:family="table-cell">
      <style:table-cell-properties fo:padding="0.097cm" fo:border-left="0.5pt solid #000000" fo:border-right="none" fo:border-top="none" fo:border-bottom="0.5pt solid #000000" style:writing-mode="page"/>
    </style:style>
    <style:style style:name="Table11.C4" style:family="table-cell">
      <style:table-cell-properties fo:padding="0.097cm" fo:border-left="0.5pt solid #000000" fo:border-right="0.5pt solid #000000" fo:border-top="none" fo:border-bottom="0.5pt solid #000000" style:writing-mode="page"/>
    </style:style>
    <style:style style:name="Table11.A5" style:family="table-cell">
      <style:table-cell-properties fo:padding="0.097cm" fo:border-left="0.5pt solid #000000" fo:border-right="none" fo:border-top="none" fo:border-bottom="0.5pt solid #000000" style:writing-mode="page"/>
    </style:style>
    <style:style style:name="Table11.B5" style:family="table-cell">
      <style:table-cell-properties fo:padding="0.097cm" fo:border-left="0.5pt solid #000000" fo:border-right="none" fo:border-top="none" fo:border-bottom="0.5pt solid #000000" style:writing-mode="page"/>
    </style:style>
    <style:style style:name="Table11.C5" style:family="table-cell">
      <style:table-cell-properties fo:padding="0.097cm" fo:border-left="0.5pt solid #000000" fo:border-right="0.5pt solid #000000" fo:border-top="none" fo:border-bottom="0.5pt solid #000000" style:writing-mode="page"/>
    </style:style>
    <style:style style:name="Table11.A6" style:family="table-cell">
      <style:table-cell-properties fo:padding="0.097cm" fo:border-left="0.5pt solid #000000" fo:border-right="none" fo:border-top="none" fo:border-bottom="0.5pt solid #000000" style:writing-mode="page"/>
    </style:style>
    <style:style style:name="Table11.B6" style:family="table-cell">
      <style:table-cell-properties fo:padding="0.097cm" fo:border-left="0.5pt solid #000000" fo:border-right="none" fo:border-top="none" fo:border-bottom="0.5pt solid #000000" style:writing-mode="page"/>
    </style:style>
    <style:style style:name="Table11.C6" style:family="table-cell">
      <style:table-cell-properties fo:padding="0.097cm" fo:border-left="0.5pt solid #000000" fo:border-right="0.5pt solid #000000" fo:border-top="none" fo:border-bottom="0.5pt solid #000000" style:writing-mode="page"/>
    </style:style>
    <style:style style:name="Table11.A7" style:family="table-cell">
      <style:table-cell-properties fo:padding="0.097cm" fo:border-left="0.5pt solid #000000" fo:border-right="none" fo:border-top="none" fo:border-bottom="0.5pt solid #000000" style:writing-mode="page"/>
    </style:style>
    <style:style style:name="Table11.B7" style:family="table-cell">
      <style:table-cell-properties fo:padding="0.097cm" fo:border-left="0.5pt solid #000000" fo:border-right="none" fo:border-top="none" fo:border-bottom="0.5pt solid #000000" style:writing-mode="page"/>
    </style:style>
    <style:style style:name="Table11.C7" style:family="table-cell">
      <style:table-cell-properties fo:padding="0.097cm" fo:border-left="0.5pt solid #000000" fo:border-right="0.5pt solid #000000" fo:border-top="none" fo:border-bottom="0.5pt solid #000000" style:writing-mode="page"/>
    </style:style>
    <style:style style:name="Table12" style:family="table">
      <style:table-properties style:width="17.595cm" fo:margin-left="0cm" table:align="left"/>
    </style:style>
    <style:style style:name="Table12.A" style:family="table-column">
      <style:table-column-properties style:column-width="3.493cm"/>
    </style:style>
    <style:style style:name="Table12.B" style:family="table-column">
      <style:table-column-properties style:column-width="14.102cm"/>
    </style:style>
    <style:style style:name="Table1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2a6099" fo:padding="0.097cm" fo:border="0.5pt solid #000000" style:writing-mode="page">
        <style:background-image/>
      </style:table-cell-properties>
    </style:style>
    <style:style style:name="Table12.A2" style:family="table-cell">
      <style:table-cell-properties fo:padding="0.097cm" fo:border-left="0.5pt solid #000000" fo:border-right="none" fo:border-top="none" fo:border-bottom="0.5pt solid #000000" style:writing-mode="page"/>
    </style:style>
    <style:style style:name="Table12.B2" style:family="table-cell">
      <style:table-cell-properties fo:padding="0.097cm" fo:border-left="0.5pt solid #000000" fo:border-right="0.5pt solid #000000" fo:border-top="none" fo:border-bottom="0.5pt solid #000000" style:writing-mode="page"/>
    </style:style>
    <style:style style:name="Table12.A3" style:family="table-cell">
      <style:table-cell-properties fo:padding="0.097cm" fo:border-left="0.5pt solid #000000" fo:border-right="none" fo:border-top="none" fo:border-bottom="0.5pt solid #000000" style:writing-mode="page"/>
    </style:style>
    <style:style style:name="Table12.B3" style:family="table-cell">
      <style:table-cell-properties fo:padding="0.097cm" fo:border-left="0.5pt solid #000000" fo:border-right="0.5pt solid #000000" fo:border-top="none" fo:border-bottom="0.5pt solid #000000" style:writing-mode="page"/>
    </style:style>
    <style:style style:name="Table12.A4" style:family="table-cell">
      <style:table-cell-properties fo:padding="0.097cm" fo:border-left="0.5pt solid #000000" fo:border-right="none" fo:border-top="none" fo:border-bottom="0.5pt solid #000000" style:writing-mode="page"/>
    </style:style>
    <style:style style:name="Table12.B4"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officeooo:rsid="0025bed5" officeooo:paragraph-rsid="0025bed5"/>
    </style:style>
    <style:style style:name="P3" style:family="paragraph" style:parent-style-name="Standard">
      <style:text-properties officeooo:rsid="002af414" officeooo:paragraph-rsid="002af414"/>
    </style:style>
    <style:style style:name="P4" style:family="paragraph" style:parent-style-name="Standard">
      <style:text-properties officeooo:rsid="00424e09" officeooo:paragraph-rsid="00438679"/>
    </style:style>
    <style:style style:name="P5" style:family="paragraph" style:parent-style-name="Standard">
      <style:text-properties officeooo:rsid="0046a8f4" officeooo:paragraph-rsid="0046a8f4"/>
    </style:style>
    <style:style style:name="P6" style:family="paragraph" style:parent-style-name="Standard">
      <style:text-properties officeooo:rsid="004b488d" officeooo:paragraph-rsid="004b488d"/>
    </style:style>
    <style:style style:name="P7" style:family="paragraph" style:parent-style-name="Standard">
      <style:text-properties officeooo:rsid="004b488d" officeooo:paragraph-rsid="00571c1d"/>
    </style:style>
    <style:style style:name="P8" style:family="paragraph" style:parent-style-name="Standard">
      <style:text-properties officeooo:rsid="0031b60a" officeooo:paragraph-rsid="0053b3ed"/>
    </style:style>
    <style:style style:name="P9" style:family="paragraph" style:parent-style-name="Standard">
      <style:text-properties style:text-underline-style="solid" style:text-underline-width="auto" style:text-underline-color="font-color" fo:font-weight="bold" officeooo:rsid="004e5bdd" officeooo:paragraph-rsid="004e5bdd" style:font-weight-asian="bold" style:font-weight-complex="bold"/>
    </style:style>
    <style:style style:name="P10" style:family="paragraph" style:parent-style-name="Standard">
      <style:text-properties fo:font-style="normal" officeooo:rsid="004b488d" officeooo:paragraph-rsid="004b488d" style:font-style-asian="normal" style:font-style-complex="normal"/>
    </style:style>
    <style:style style:name="P11" style:family="paragraph" style:parent-style-name="Standard">
      <style:text-properties officeooo:rsid="00571c1d" officeooo:paragraph-rsid="00571c1d"/>
    </style:style>
    <style:style style:name="P12" style:family="paragraph" style:parent-style-name="Standard">
      <style:text-properties officeooo:rsid="005f544e" officeooo:paragraph-rsid="005f544e"/>
    </style:style>
    <style:style style:name="P13" style:family="paragraph" style:parent-style-name="Standard">
      <style:text-properties officeooo:rsid="0062aff7" officeooo:paragraph-rsid="0062aff7"/>
    </style:style>
    <style:style style:name="P14" style:family="paragraph" style:parent-style-name="Standard">
      <style:text-properties officeooo:rsid="002e0b4a" officeooo:paragraph-rsid="002e0b4a"/>
    </style:style>
    <style:style style:name="P15" style:family="paragraph" style:parent-style-name="Standard">
      <style:text-properties officeooo:rsid="007dde85" officeooo:paragraph-rsid="007dde85"/>
    </style:style>
    <style:style style:name="P16" style:family="paragraph" style:parent-style-name="Standard">
      <style:text-properties officeooo:rsid="00813beb" officeooo:paragraph-rsid="00813beb"/>
    </style:style>
    <style:style style:name="P17" style:family="paragraph" style:parent-style-name="Standard">
      <style:text-properties officeooo:rsid="00849da6" officeooo:paragraph-rsid="00849da6"/>
    </style:style>
    <style:style style:name="P18" style:family="paragraph" style:parent-style-name="Standard">
      <style:text-properties officeooo:paragraph-rsid="00849da6"/>
    </style:style>
    <style:style style:name="P19" style:family="paragraph" style:parent-style-name="Standard">
      <style:text-properties officeooo:paragraph-rsid="008593c6"/>
    </style:style>
    <style:style style:name="P20" style:family="paragraph" style:parent-style-name="Standard">
      <style:text-properties officeooo:rsid="00879906" officeooo:paragraph-rsid="00879906"/>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paragraph-rsid="002af414"/>
    </style:style>
    <style:style style:name="P23" style:family="paragraph" style:parent-style-name="Table_20_Contents">
      <style:paragraph-properties fo:text-align="center" style:justify-single-word="false"/>
      <style:text-properties officeooo:rsid="00275dfb" officeooo:paragraph-rsid="00275dfb"/>
    </style:style>
    <style:style style:name="P24" style:family="paragraph" style:parent-style-name="Table_20_Contents">
      <style:text-properties style:font-name="Droid Sans Mono"/>
    </style:style>
    <style:style style:name="P25" style:family="paragraph" style:parent-style-name="Table_20_Contents">
      <style:text-properties style:font-name="Droid Sans Mono" officeooo:rsid="007577aa" officeooo:paragraph-rsid="007577aa"/>
    </style:style>
    <style:style style:name="P26" style:family="paragraph" style:parent-style-name="Table_20_Contents">
      <style:text-properties officeooo:rsid="002c2d45" officeooo:paragraph-rsid="002c2d45"/>
    </style:style>
    <style:style style:name="P27" style:family="paragraph" style:parent-style-name="Table_20_Contents">
      <style:paragraph-properties fo:text-align="center" style:justify-single-word="false"/>
      <style:text-properties officeooo:rsid="002c2d45" officeooo:paragraph-rsid="002c2d45"/>
    </style:style>
    <style:style style:name="P28" style:family="paragraph" style:parent-style-name="Table_20_Contents">
      <style:paragraph-properties fo:text-align="center" style:justify-single-word="false"/>
      <style:text-properties fo:font-style="italic" officeooo:rsid="002af414" officeooo:paragraph-rsid="002af414" style:font-style-asian="italic" style:font-style-complex="italic"/>
    </style:style>
    <style:style style:name="P29" style:family="paragraph" style:parent-style-name="Table_20_Contents">
      <style:paragraph-properties fo:text-align="center" style:justify-single-word="false"/>
      <style:text-properties fo:font-style="italic" officeooo:paragraph-rsid="002af414" style:font-style-asian="italic" style:font-style-complex="italic"/>
    </style:style>
    <style:style style:name="P30" style:family="paragraph" style:parent-style-name="Table_20_Contents">
      <style:text-properties fo:font-style="italic" officeooo:rsid="004d112c" officeooo:paragraph-rsid="004d112c" style:font-style-asian="italic" style:font-style-complex="italic"/>
    </style:style>
    <style:style style:name="P31" style:family="paragraph" style:parent-style-name="Table_20_Contents">
      <style:paragraph-properties fo:text-align="center" style:justify-single-word="false"/>
      <style:text-properties fo:font-style="italic" officeooo:rsid="004d112c" officeooo:paragraph-rsid="004d112c" style:font-style-asian="italic" style:font-style-complex="italic"/>
    </style:style>
    <style:style style:name="P32" style:family="paragraph" style:parent-style-name="Table_20_Contents">
      <style:paragraph-properties fo:text-align="center" style:justify-single-word="false"/>
      <style:text-properties officeooo:rsid="0049ae34" officeooo:paragraph-rsid="0049ae34"/>
    </style:style>
    <style:style style:name="P33" style:family="paragraph" style:parent-style-name="Table_20_Contents">
      <style:text-properties officeooo:rsid="0049ae34" officeooo:paragraph-rsid="0049ae34"/>
    </style:style>
    <style:style style:name="P34" style:family="paragraph" style:parent-style-name="Table_20_Contents">
      <style:paragraph-properties fo:text-align="center" style:justify-single-word="false"/>
      <style:text-properties officeooo:rsid="004b488d" officeooo:paragraph-rsid="004b488d"/>
    </style:style>
    <style:style style:name="P35" style:family="paragraph" style:parent-style-name="Table_20_Contents">
      <style:paragraph-properties fo:text-align="center" style:justify-single-word="false"/>
      <style:text-properties officeooo:rsid="004b488d" officeooo:paragraph-rsid="0053b3ed"/>
    </style:style>
    <style:style style:name="P36" style:family="paragraph" style:parent-style-name="Table_20_Contents">
      <style:text-properties officeooo:rsid="004c5abe" officeooo:paragraph-rsid="004c5abe"/>
    </style:style>
    <style:style style:name="P37" style:family="paragraph" style:parent-style-name="Table_20_Contents">
      <style:paragraph-properties fo:text-align="center" style:justify-single-word="false"/>
      <style:text-properties officeooo:rsid="004c5abe" officeooo:paragraph-rsid="004c5abe"/>
    </style:style>
    <style:style style:name="P38" style:family="paragraph" style:parent-style-name="Table_20_Contents">
      <style:paragraph-properties fo:text-align="center" style:justify-single-word="false"/>
      <style:text-properties officeooo:rsid="004c5abe" officeooo:paragraph-rsid="005f6b35"/>
    </style:style>
    <style:style style:name="P39" style:family="paragraph" style:parent-style-name="Table_20_Contents">
      <style:text-properties officeooo:rsid="004c5abe" officeooo:paragraph-rsid="005f6b35"/>
    </style:style>
    <style:style style:name="P40" style:family="paragraph" style:parent-style-name="Table_20_Contents">
      <style:text-properties officeooo:paragraph-rsid="004c5abe"/>
    </style:style>
    <style:style style:name="P41" style:family="paragraph" style:parent-style-name="Table_20_Contents">
      <style:paragraph-properties fo:text-align="center" style:justify-single-word="false"/>
      <style:text-properties style:font-name="Droid Sans" officeooo:rsid="004c5abe" officeooo:paragraph-rsid="004c5abe" fo:background-color="transparent"/>
    </style:style>
    <style:style style:name="P42" style:family="paragraph" style:parent-style-name="Table_20_Contents">
      <style:paragraph-properties fo:text-align="center" style:justify-single-word="false"/>
      <style:text-properties style:font-name="Droid Sans" officeooo:rsid="004d112c" officeooo:paragraph-rsid="004d112c" fo:background-color="transparent"/>
    </style:style>
    <style:style style:name="P43" style:family="paragraph" style:parent-style-name="Table_20_Contents">
      <style:text-properties style:font-name="Droid Sans" officeooo:rsid="005f6b35" officeooo:paragraph-rsid="005f6b35" fo:background-color="transparent"/>
    </style:style>
    <style:style style:name="P44" style:family="paragraph" style:parent-style-name="Table_20_Contents">
      <style:paragraph-properties fo:text-align="center" style:justify-single-word="false"/>
      <style:text-properties style:font-name="Droid Sans" officeooo:rsid="005f6b35" officeooo:paragraph-rsid="005f6b35" fo:background-color="transparent"/>
    </style:style>
    <style:style style:name="P45" style:family="paragraph" style:parent-style-name="Table_20_Contents">
      <style:text-properties style:font-name="Droid Sans" officeooo:rsid="00703550" officeooo:paragraph-rsid="00703550" fo:background-color="transparent"/>
    </style:style>
    <style:style style:name="P46" style:family="paragraph" style:parent-style-name="Table_20_Contents">
      <style:paragraph-properties fo:text-align="center" style:justify-single-word="false"/>
      <style:text-properties style:font-name="Droid Sans" fo:font-style="italic" officeooo:rsid="004d112c" officeooo:paragraph-rsid="004d112c" fo:background-color="transparent" style:font-style-asian="italic" style:font-style-complex="italic"/>
    </style:style>
    <style:style style:name="P47" style:family="paragraph" style:parent-style-name="Table_20_Contents">
      <style:text-properties officeooo:rsid="004d112c" officeooo:paragraph-rsid="004d112c"/>
    </style:style>
    <style:style style:name="P48" style:family="paragraph" style:parent-style-name="Table_20_Contents">
      <style:paragraph-properties fo:text-align="center" style:justify-single-word="false"/>
      <style:text-properties officeooo:rsid="004d112c" officeooo:paragraph-rsid="004d112c"/>
    </style:style>
    <style:style style:name="P49" style:family="paragraph" style:parent-style-name="Table_20_Contents">
      <style:text-properties officeooo:rsid="004d112c" officeooo:paragraph-rsid="004fc81d"/>
    </style:style>
    <style:style style:name="P50" style:family="paragraph" style:parent-style-name="Table_20_Contents">
      <style:paragraph-properties fo:text-align="center" style:justify-single-word="false"/>
      <style:text-properties officeooo:rsid="0053b3ed" officeooo:paragraph-rsid="0053b3ed"/>
    </style:style>
    <style:style style:name="P51" style:family="paragraph" style:parent-style-name="Table_20_Contents">
      <style:text-properties officeooo:rsid="0057fc31" officeooo:paragraph-rsid="0057fc31"/>
    </style:style>
    <style:style style:name="P52" style:family="paragraph" style:parent-style-name="Table_20_Contents">
      <style:paragraph-properties fo:text-align="center" style:justify-single-word="false"/>
      <style:text-properties officeooo:rsid="0057fc31" officeooo:paragraph-rsid="0057fc31"/>
    </style:style>
    <style:style style:name="P53" style:family="paragraph" style:parent-style-name="Table_20_Contents">
      <style:paragraph-properties fo:text-align="center" style:justify-single-word="false"/>
      <style:text-properties officeooo:rsid="005f6b35" officeooo:paragraph-rsid="005f6b35"/>
    </style:style>
    <style:style style:name="P54" style:family="paragraph" style:parent-style-name="Table_20_Contents">
      <style:text-properties officeooo:rsid="005f6b35" officeooo:paragraph-rsid="005f6b35"/>
    </style:style>
    <style:style style:name="P55" style:family="paragraph" style:parent-style-name="Table_20_Contents">
      <style:text-properties officeooo:rsid="00634099" officeooo:paragraph-rsid="00634099"/>
    </style:style>
    <style:style style:name="P56" style:family="paragraph" style:parent-style-name="Table_20_Contents">
      <style:paragraph-properties fo:text-align="center" style:justify-single-word="false"/>
      <style:text-properties officeooo:rsid="00634099" officeooo:paragraph-rsid="00634099"/>
    </style:style>
    <style:style style:name="P57" style:family="paragraph" style:parent-style-name="Table_20_Contents">
      <style:text-properties officeooo:rsid="00703550" officeooo:paragraph-rsid="00703550"/>
    </style:style>
    <style:style style:name="P58" style:family="paragraph" style:parent-style-name="Table_20_Contents">
      <style:paragraph-properties fo:text-align="center" style:justify-single-word="false"/>
      <style:text-properties officeooo:rsid="00703550" officeooo:paragraph-rsid="00703550"/>
    </style:style>
    <style:style style:name="P59" style:family="paragraph" style:parent-style-name="Table_20_Contents">
      <style:paragraph-properties fo:text-align="center" style:justify-single-word="false"/>
      <style:text-properties officeooo:rsid="007994ea" officeooo:paragraph-rsid="007994ea"/>
    </style:style>
    <style:style style:name="P60" style:family="paragraph" style:parent-style-name="Table_20_Contents">
      <style:text-properties officeooo:rsid="007994ea" officeooo:paragraph-rsid="007994ea"/>
    </style:style>
    <style:style style:name="P61" style:family="paragraph" style:parent-style-name="Table_20_Contents">
      <style:text-properties fo:color="#00a933" loext:opacity="100%" style:font-name="Droid Sans Mono"/>
    </style:style>
    <style:style style:name="P62" style:family="paragraph" style:parent-style-name="Table_20_Contents">
      <style:text-properties fo:color="#00a933" loext:opacity="100%" style:font-name="Droid Sans Mono" officeooo:rsid="003cb8e9" officeooo:paragraph-rsid="003cb8e9"/>
    </style:style>
    <style:style style:name="P63" style:family="paragraph" style:parent-style-name="Table_20_Contents">
      <style:text-properties fo:color="#00a933" loext:opacity="100%" style:font-name="Droid Sans Mono" officeooo:rsid="003cb8e9" officeooo:paragraph-rsid="007adc5b"/>
    </style:style>
    <style:style style:name="P64" style:family="paragraph" style:parent-style-name="Table_20_Contents">
      <style:paragraph-properties fo:text-align="center" style:justify-single-word="false"/>
      <style:text-properties officeooo:rsid="007bedc0" officeooo:paragraph-rsid="007bedc0"/>
    </style:style>
    <style:style style:name="P65" style:family="paragraph" style:parent-style-name="Table_20_Contents">
      <style:text-properties officeooo:rsid="007bedc0" officeooo:paragraph-rsid="007bedc0"/>
    </style:style>
    <style:style style:name="P66" style:family="paragraph" style:parent-style-name="Table_20_Contents">
      <style:paragraph-properties fo:text-align="center" style:justify-single-word="false"/>
      <style:text-properties officeooo:rsid="007f7aba" officeooo:paragraph-rsid="007f7aba"/>
    </style:style>
    <style:style style:name="P67" style:family="paragraph" style:parent-style-name="Table_20_Contents">
      <style:text-properties officeooo:rsid="007f7aba" officeooo:paragraph-rsid="007f7aba"/>
    </style:style>
    <style:style style:name="P68" style:family="paragraph" style:parent-style-name="Table_20_Heading">
      <style:paragraph-properties fo:text-align="center" style:justify-single-word="false"/>
    </style:style>
    <style:style style:name="P69" style:family="paragraph" style:parent-style-name="Table_20_Heading">
      <style:paragraph-properties fo:text-align="center" style:justify-single-word="false"/>
      <style:text-properties officeooo:paragraph-rsid="0053b3ed"/>
    </style:style>
    <style:style style:name="P70" style:family="paragraph" style:parent-style-name="Table_20_Heading">
      <style:paragraph-properties fo:text-align="center" style:justify-single-word="false"/>
      <style:text-properties officeooo:paragraph-rsid="005f6b35"/>
    </style:style>
    <style:style style:name="P71" style:family="paragraph" style:parent-style-name="Table_20_Heading">
      <style:text-properties officeooo:paragraph-rsid="005f6b35"/>
    </style:style>
    <style:style style:name="P72" style:family="paragraph" style:parent-style-name="Table_20_Heading">
      <style:paragraph-properties fo:text-align="center" style:justify-single-word="false"/>
      <style:text-properties fo:color="#ffbf00" loext:opacity="100%" style:font-name="Droid Sans" fo:font-weight="bold" officeooo:rsid="007092c1" officeooo:paragraph-rsid="007092c1" fo:background-color="transparent" style:font-weight-asian="bold" style:font-weight-complex="bold"/>
    </style:style>
    <style:style style:name="P73" style:family="paragraph" style:parent-style-name="Heading_20_2">
      <style:text-properties fo:color="#000000" loext:opacity="100%" style:font-name="Droid Sans1" fo:font-size="13pt" style:text-underline-style="none" fo:font-weight="normal" officeooo:rsid="005c3b79" officeooo:paragraph-rsid="005c3b79" style:font-name-asian="Calibri" style:font-size-asian="13pt" style:font-weight-asian="normal" style:font-name-complex="Mangal" style:font-size-complex="11.5pt" style:font-weight-complex="normal"/>
    </style:style>
    <style:style style:name="P74" style:family="paragraph" style:parent-style-name="Heading_20_2">
      <style:text-properties officeooo:paragraph-rsid="008593c6"/>
    </style:style>
    <style:style style:name="P75" style:family="paragraph" style:parent-style-name="Title" style:master-page-name="Standard">
      <style:paragraph-properties fo:text-align="center" style:justify-single-word="false" style:page-number="auto"/>
    </style:style>
    <style:style style:name="P76" style:family="paragraph" style:parent-style-name="Heading_20_2">
      <style:text-properties officeooo:paragraph-rsid="008593c6"/>
    </style:style>
    <style:style style:name="P77" style:family="paragraph" style:parent-style-name="Standard" style:list-style-name="WWNum1"/>
    <style:style style:name="P78" style:family="paragraph" style:parent-style-name="Standard" style:list-style-name="WWNum1">
      <style:text-properties fo:color="#00a933" loext:opacity="100%"/>
    </style:style>
    <style:style style:name="P79" style:family="paragraph" style:parent-style-name="Standard">
      <style:text-properties officeooo:paragraph-rsid="0023cae9"/>
    </style:style>
    <style:style style:name="P80" style:family="paragraph" style:parent-style-name="Standard">
      <style:text-properties officeooo:paragraph-rsid="00879906"/>
    </style:style>
    <style:style style:name="P81" style:family="paragraph" style:parent-style-name="Standard">
      <style:text-properties officeooo:paragraph-rsid="002613eb"/>
    </style:style>
    <style:style style:name="P82" style:family="paragraph" style:parent-style-name="Standard">
      <style:text-properties officeooo:rsid="0057fc31" officeooo:paragraph-rsid="00920e22"/>
    </style:style>
    <style:style style:name="P83" style:family="paragraph" style:parent-style-name="Standard">
      <style:text-properties officeooo:paragraph-rsid="00920e22"/>
    </style:style>
    <style:style style:name="P84" style:family="paragraph" style:parent-style-name="Table_20_Contents">
      <style:paragraph-properties fo:text-align="center" style:justify-single-word="false"/>
      <style:text-properties officeooo:rsid="00915b20" officeooo:paragraph-rsid="00915b20"/>
    </style:style>
    <style:style style:name="P85" style:family="paragraph" style:parent-style-name="Table_20_Contents">
      <style:text-properties officeooo:rsid="00915b20" officeooo:paragraph-rsid="00915b20"/>
    </style:style>
    <style:style style:name="T1" style:family="text">
      <style:text-properties officeooo:rsid="001b1bb2"/>
    </style:style>
    <style:style style:name="T2" style:family="text">
      <style:text-properties officeooo:rsid="00260aeb"/>
    </style:style>
    <style:style style:name="T3" style:family="text">
      <style:text-properties officeooo:rsid="002613eb"/>
    </style:style>
    <style:style style:name="T4" style:family="text">
      <style:text-properties officeooo:rsid="00275dfb"/>
    </style:style>
    <style:style style:name="T5" style:family="text">
      <style:text-properties officeooo:rsid="0027f9a4"/>
    </style:style>
    <style:style style:name="T6" style:family="text">
      <style:text-properties officeooo:rsid="002af414"/>
    </style:style>
    <style:style style:name="T7" style:family="text">
      <style:text-properties style:font-name="Droid Sans" fo:background-color="transparent" loext:char-shading-value="0"/>
    </style:style>
    <style:style style:name="T8" style:family="text">
      <style:text-properties style:font-name="Droid Sans" officeooo:rsid="004c5abe" fo:background-color="transparent" loext:char-shading-value="0"/>
    </style:style>
    <style:style style:name="T9" style:family="text">
      <style:text-properties style:font-name="Droid Sans" officeooo:rsid="006e89c2"/>
    </style:style>
    <style:style style:name="T10" style:family="text">
      <style:text-properties fo:font-style="italic" style:font-style-asian="italic" style:font-style-complex="italic"/>
    </style:style>
    <style:style style:name="T11" style:family="text">
      <style:text-properties fo:font-style="italic" officeooo:rsid="005b287f" style:font-style-asian="italic" style:font-style-complex="italic"/>
    </style:style>
    <style:style style:name="T12" style:family="text">
      <style:text-properties officeooo:rsid="0040fbd5"/>
    </style:style>
    <style:style style:name="T13" style:family="text">
      <style:text-properties style:text-position="super 58%" officeooo:rsid="0040fbd5"/>
    </style:style>
    <style:style style:name="T14" style:family="text">
      <style:text-properties officeooo:rsid="0044154c"/>
    </style:style>
    <style:style style:name="T15" style:family="text">
      <style:text-properties fo:font-style="normal" style:font-style-asian="normal" style:font-style-complex="normal"/>
    </style:style>
    <style:style style:name="T16" style:family="text">
      <style:text-properties fo:font-style="normal" officeooo:rsid="004b488d" style:font-style-asian="normal" style:font-style-complex="normal"/>
    </style:style>
    <style:style style:name="T17" style:family="text">
      <style:text-properties fo:font-style="normal" officeooo:rsid="00879906" style:font-style-asian="normal" style:font-style-complex="normal"/>
    </style:style>
    <style:style style:name="T18" style:family="text">
      <style:text-properties fo:font-style="normal" officeooo:rsid="005b287f" style:font-style-asian="normal" style:font-style-complex="normal"/>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officeooo:rsid="0049e6ce"/>
    </style:style>
    <style:style style:name="T22" style:family="text">
      <style:text-properties officeooo:rsid="004b488d"/>
    </style:style>
    <style:style style:name="T23" style:family="text">
      <style:text-properties officeooo:rsid="004c5abe"/>
    </style:style>
    <style:style style:name="T24" style:family="text">
      <style:text-properties officeooo:rsid="004fc298"/>
    </style:style>
    <style:style style:name="T25" style:family="text">
      <style:text-properties officeooo:rsid="004fc81d"/>
    </style:style>
    <style:style style:name="T26" style:family="text">
      <style:text-properties officeooo:rsid="0053b3ed"/>
    </style:style>
    <style:style style:name="T27" style:family="text">
      <style:text-properties officeooo:rsid="0055c0ac"/>
    </style:style>
    <style:style style:name="T28" style:family="text">
      <style:text-properties officeooo:rsid="00568f37"/>
    </style:style>
    <style:style style:name="T29" style:family="text">
      <style:text-properties officeooo:rsid="005ddfe7"/>
    </style:style>
    <style:style style:name="T30" style:family="text">
      <style:text-properties officeooo:rsid="005f6b35"/>
    </style:style>
    <style:style style:name="T31" style:family="text">
      <style:text-properties officeooo:rsid="00616fde"/>
    </style:style>
    <style:style style:name="T32" style:family="text">
      <style:text-properties officeooo:rsid="0065e5ae"/>
    </style:style>
    <style:style style:name="T33" style:family="text">
      <style:text-properties officeooo:rsid="006d444a"/>
    </style:style>
    <style:style style:name="T34" style:family="text">
      <style:text-properties officeooo:rsid="00708551"/>
    </style:style>
    <style:style style:name="T35" style:family="text">
      <style:text-properties officeooo:rsid="007092c1"/>
    </style:style>
    <style:style style:name="T36" style:family="text">
      <style:text-properties officeooo:rsid="00742986"/>
    </style:style>
    <style:style style:name="T37" style:family="text">
      <style:text-properties officeooo:rsid="0077de89"/>
    </style:style>
    <style:style style:name="T38" style:family="text">
      <style:text-properties officeooo:rsid="007adc5b"/>
    </style:style>
    <style:style style:name="T39" style:family="text">
      <style:text-properties officeooo:rsid="006108e0"/>
    </style:style>
    <style:style style:name="T40" style:family="text">
      <style:text-properties officeooo:rsid="006108e0" fo:background-color="transparent" loext:char-shading-value="0"/>
    </style:style>
    <style:style style:name="T41" style:family="text">
      <style:text-properties officeooo:rsid="007c7c67"/>
    </style:style>
    <style:style style:name="T42" style:family="text">
      <style:text-properties officeooo:rsid="0082e91e"/>
    </style:style>
    <style:style style:name="T43" style:family="text">
      <style:text-properties officeooo:rsid="00849da6"/>
    </style:style>
    <style:style style:name="T44" style:family="text">
      <style:text-properties officeooo:rsid="005b28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Amoral <text:span text:style-name="T29">Programming Language</text:span></text:p>
      <text:p text:style-name="Subtitle">Written by Paul Robson November 2020</text:p>
      <text:h text:style-name="Heading_20_1" text:outline-level="1">Introduction</text:h>
      <text:p text:style-name="Standard">Amoral is a 16-bit programming language designed for the 6502, though it is not limited to it. <text:s/>It is based around an extremely simple conceptual virtual machine that has one 16-bit register; operations are all on this 16-bit register. So, one may add to it, save or load it, and so on. This register is commonly referred to as R.</text:p>
      <text:p text:style-name="P17">It is rather like using a programmable calculator, without the internal logic that makes 2+3*4 work, or as if you pressed equals after every operation : 2+3=5 *4 = 20.</text:p>
      <text:p text:style-name="Standard">This has two direct consequences. It maps very easily onto the 6502, which has very few registers, and it is trivial to compile into machine code if required. In the 6502 implementation the 16-bit register is XA.</text:p>
      <text:p text:style-name="P18">Amoral can generate either a p-code or 6502 code directly <text:span text:style-name="T43">on a file by file basis.</text:span></text:p>
      <text:p text:style-name="P18">This gets round the difficulties of the processor; p-code is compact but too slow ; 16-bit 6502 code is fast but space inefficient. </text:p>
      <text:p text:style-name="P17">The language is simple, so the behaviour of the program should be identical however you compile it.</text:p>
      <text:h text:style-name="Heading_20_1" text:outline-level="1">Language</text:h>
      <text:p text:style-name="Standard">Syntactically the language is very simple. <text:s/>A statement is either an operation on the accumulator, or ‘something else’ – a procedure call, a structure, whatever. Multiple statements are grouped in curly brackets.</text:p>
      <text:p text:style-name="Standard">Outside quoted strings and characters, case is ignored. Commenting is like Python, anything after a ‘#’ character is ignored in a line.</text:p>
      <text:h text:style-name="Heading_20_2" text:outline-level="2">Terms</text:h>
      <text:p text:style-name="Standard">The following terms are supported.</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68">Type</text:p>
          </table:table-cell>
          <table:table-cell table:style-name="Table1.A1" office:value-type="string">
            <text:p text:style-name="P68">Example</text:p>
          </table:table-cell>
          <table:table-cell table:style-name="Table1.C1" office:value-type="string">
            <text:p text:style-name="Table_20_Heading">Description</text:p>
          </table:table-cell>
        </table:table-row>
        <table:table-row table:style-name="Table1.1">
          <table:table-cell table:style-name="Table1.A2" office:value-type="string">
            <text:p text:style-name="P21">Constant</text:p>
          </table:table-cell>
          <table:table-cell table:style-name="Table1.A2" office:value-type="string">
            <text:p text:style-name="P21">42</text:p>
          </table:table-cell>
          <table:table-cell table:style-name="Table1.C2" office:value-type="string">
            <text:p text:style-name="Table_20_Contents">Integer constant</text:p>
          </table:table-cell>
        </table:table-row>
        <table:table-row table:style-name="Table1.1">
          <table:table-cell table:style-name="Table1.A2" office:value-type="string">
            <text:p text:style-name="P21">Hexadecimal</text:p>
          </table:table-cell>
          <table:table-cell table:style-name="Table1.A2" office:value-type="string">
            <text:p text:style-name="P21">$F7</text:p>
          </table:table-cell>
          <table:table-cell table:style-name="Table1.C2" office:value-type="string">
            <text:p text:style-name="Table_20_Contents">Hexadecimal constant</text:p>
          </table:table-cell>
        </table:table-row>
        <table:table-row table:style-name="Table1.1">
          <table:table-cell table:style-name="Table1.A2" office:value-type="string">
            <text:p text:style-name="P21">Character</text:p>
          </table:table-cell>
          <table:table-cell table:style-name="Table1.A2" office:value-type="string">
            <text:p text:style-name="P21">‘C’</text:p>
          </table:table-cell>
          <table:table-cell table:style-name="Table1.C2" office:value-type="string">
            <text:p text:style-name="Table_20_Contents">ASCII value (32-127 only, not ‘)</text:p>
          </table:table-cell>
        </table:table-row>
        <table:table-row table:style-name="Table1.1">
          <table:table-cell table:style-name="Table1.A2" office:value-type="string">
            <text:p text:style-name="P21">String</text:p>
          </table:table-cell>
          <table:table-cell table:style-name="Table1.A2" office:value-type="string">
            <text:p text:style-name="P21">“hello world”</text:p>
          </table:table-cell>
          <table:table-cell table:style-name="Table1.C2" office:value-type="string">
            <text:p text:style-name="Table_20_Contents">ASCIIZ string (value is the address)</text:p>
          </table:table-cell>
        </table:table-row>
        <table:table-row table:style-name="Table1.1">
          <table:table-cell table:style-name="Table1.A2" office:value-type="string">
            <text:p text:style-name="P21">Variable</text:p>
          </table:table-cell>
          <table:table-cell table:style-name="Table1.A2" office:value-type="string">
            <text:p text:style-name="P21">Count <text:s text:c="2"/>hello_world.42</text:p>
          </table:table-cell>
          <table:table-cell table:style-name="Table1.C2" office:value-type="string">
            <text:p text:style-name="Table_20_Contents">A 16-bit static variable.</text:p>
          </table:table-cell>
        </table:table-row>
      </table:table>
      <text:h text:style-name="Heading_20_2" text:outline-level="2"><text:soft-page-break/>Binary Accumulator operations</text:h>
      <text:p text:style-name="Standard">Accumulator operations all involve a term, which is a variable or a constant, all 16 bits. It is not possible to work with 8-bit data directly. The operators are as follows:</text:p>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68">Operator</text:p>
          </table:table-cell>
          <table:table-cell table:style-name="Table2.A1" office:value-type="string">
            <text:p text:style-name="P68">Examples</text:p>
          </table:table-cell>
          <table:table-cell table:style-name="Table2.C1" office:value-type="string">
            <text:p text:style-name="Table_20_Heading">Function</text:p>
          </table:table-cell>
        </table:table-row>
        <table:table-row table:style-name="Table2.1">
          <table:table-cell table:style-name="Table2.A2" office:value-type="string">
            <text:p text:style-name="P21">None</text:p>
          </table:table-cell>
          <table:table-cell table:style-name="Table2.A2" office:value-type="string">
            <text:p text:style-name="P21">42 count</text:p>
          </table:table-cell>
          <table:table-cell table:style-name="Table2.C2" office:value-type="string">
            <text:p text:style-name="Table_20_Contents">Loads value into accumulator</text:p>
          </table:table-cell>
        </table:table-row>
        <table:table-row table:style-name="Table2.1">
          <table:table-cell table:style-name="Table2.A2" office:value-type="string">
            <text:p text:style-name="P21">!</text:p>
          </table:table-cell>
          <table:table-cell table:style-name="Table2.A2" office:value-type="string">
            <text:p text:style-name="P21">!count</text:p>
          </table:table-cell>
          <table:table-cell table:style-name="Table2.C2" office:value-type="string">
            <text:p text:style-name="Table_20_Contents">Stores value into variable. <text:s/><text:span text:style-name="T1">(not constant)</text:span></text:p>
          </table:table-cell>
        </table:table-row>
        <table:table-row table:style-name="Table2.1">
          <table:table-cell table:style-name="Table2.A2" office:value-type="string">
            <text:p text:style-name="P21">+</text:p>
          </table:table-cell>
          <table:table-cell table:style-name="Table2.A2" office:value-type="string">
            <text:p text:style-name="P21">+5</text:p>
          </table:table-cell>
          <table:table-cell table:style-name="Table2.C2" office:value-type="string">
            <text:p text:style-name="Table_20_Contents">Add</text:p>
          </table:table-cell>
        </table:table-row>
        <table:table-row table:style-name="Table2.1">
          <table:table-cell table:style-name="Table2.A2" office:value-type="string">
            <text:p text:style-name="P21">-</text:p>
          </table:table-cell>
          <table:table-cell table:style-name="Table2.A2" office:value-type="string">
            <text:p text:style-name="P21">-count</text:p>
          </table:table-cell>
          <table:table-cell table:style-name="Table2.C2" office:value-type="string">
            <text:p text:style-name="Table_20_Contents">Subtract</text:p>
          </table:table-cell>
        </table:table-row>
        <table:table-row table:style-name="Table2.1">
          <table:table-cell table:style-name="Table2.A2" office:value-type="string">
            <text:p text:style-name="P21">*</text:p>
          </table:table-cell>
          <table:table-cell table:style-name="Table2.A2" office:value-type="string">
            <text:p text:style-name="P21">*$2A</text:p>
          </table:table-cell>
          <table:table-cell table:style-name="Table2.C2" office:value-type="string">
            <text:p text:style-name="Table_20_Contents">Multiply</text:p>
          </table:table-cell>
        </table:table-row>
        <table:table-row table:style-name="Table2.1">
          <table:table-cell table:style-name="Table2.A2" office:value-type="string">
            <text:p text:style-name="P21">/</text:p>
          </table:table-cell>
          <table:table-cell table:style-name="Table2.A2" office:value-type="string">
            <text:p text:style-name="P21">/4</text:p>
          </table:table-cell>
          <table:table-cell table:style-name="Table2.C2" office:value-type="string">
            <text:p text:style-name="Table_20_Contents">Divide <text:span text:style-name="T33">(zero is undefined)</text:span></text:p>
          </table:table-cell>
        </table:table-row>
        <table:table-row table:style-name="Table2.1">
          <table:table-cell table:style-name="Table2.A2" office:value-type="string">
            <text:p text:style-name="P21">%</text:p>
          </table:table-cell>
          <table:table-cell table:style-name="Table2.A2" office:value-type="string">
            <text:p text:style-name="P21">%9</text:p>
          </table:table-cell>
          <table:table-cell table:style-name="Table2.C2" office:value-type="string">
            <text:p text:style-name="Table_20_Contents">Modulus <text:span text:style-name="T33">(zero is undefined)</text:span></text:p>
          </table:table-cell>
        </table:table-row>
        <table:table-row table:style-name="Table2.1">
          <table:table-cell table:style-name="Table2.A2" office:value-type="string">
            <text:p text:style-name="P21">&amp;</text:p>
          </table:table-cell>
          <table:table-cell table:style-name="Table2.A2" office:value-type="string">
            <text:p text:style-name="P21">&amp; count</text:p>
          </table:table-cell>
          <table:table-cell table:style-name="Table2.C2" office:value-type="string">
            <text:p text:style-name="Table_20_Contents">Binary and</text:p>
          </table:table-cell>
        </table:table-row>
        <table:table-row table:style-name="Table2.1">
          <table:table-cell table:style-name="Table2.A2" office:value-type="string">
            <text:p text:style-name="P21">|</text:p>
          </table:table-cell>
          <table:table-cell table:style-name="Table2.A2" office:value-type="string">
            <text:p text:style-name="P21">| ‘X’</text:p>
          </table:table-cell>
          <table:table-cell table:style-name="Table2.C2" office:value-type="string">
            <text:p text:style-name="Table_20_Contents">Binary or</text:p>
          </table:table-cell>
        </table:table-row>
        <table:table-row table:style-name="Table2.1">
          <table:table-cell table:style-name="Table2.A2" office:value-type="string">
            <text:p text:style-name="P21">^</text:p>
          </table:table-cell>
          <table:table-cell table:style-name="Table2.A2" office:value-type="string">
            <text:p text:style-name="P21">^ 72</text:p>
          </table:table-cell>
          <table:table-cell table:style-name="Table2.C2" office:value-type="string">
            <text:p text:style-name="Table_20_Contents">Binary exclusive or.</text:p>
          </table:table-cell>
        </table:table-row>
      </table:table>
      <text:p text:style-name="Standard"/>
      <text:p text:style-name="Standard">There is no concept of precedence in the language. If you write a+2*3 it is not a+6 it is (a+2)*3, because there is no concept of an expression, merely terms and operators.</text:p>
      <text:p text:style-name="P15">Operators cannot be used on strings, so you cannot write +”hello” which makes no sense anyway :)</text:p>
      <text:h text:style-name="Heading_20_2" text:outline-level="2">Unary Accumulator operations</text:h>
      <text:p text:style-name="Standard">Unary operations have no term, and simply operate on the 16-bit register</text:p>
      <text:p text:style-name="Standard"/>
      <table:table table:name="Table3" table:style-name="Table3" table:template-name="Default Style">
        <table:table-column table:style-name="Table3.A"/>
        <table:table-column table:style-name="Table3.B"/>
        <table:table-row table:style-name="Table3.1">
          <table:table-cell table:style-name="Table3.A1" office:value-type="string">
            <text:p text:style-name="P68">Operator</text:p>
          </table:table-cell>
          <table:table-cell table:style-name="Table3.B1" office:value-type="string">
            <text:p text:style-name="Table_20_Heading">Description</text:p>
          </table:table-cell>
        </table:table-row>
        <table:table-row table:style-name="Table3.1">
          <table:table-cell table:style-name="Table3.A2" office:value-type="string">
            <text:p text:style-name="P21">&gt;&gt;</text:p>
          </table:table-cell>
          <table:table-cell table:style-name="Table3.B2" office:value-type="string">
            <text:p text:style-name="Table_20_Contents">Logical Shift Right (bit 15 is cleared)</text:p>
          </table:table-cell>
        </table:table-row>
        <table:table-row table:style-name="Table3.1">
          <table:table-cell table:style-name="Table3.A2" office:value-type="string">
            <text:p text:style-name="P21">&lt;&lt;</text:p>
          </table:table-cell>
          <table:table-cell table:style-name="Table3.B2" office:value-type="string">
            <text:p text:style-name="Table_20_Contents">Logical Shift Left</text:p>
          </table:table-cell>
        </table:table-row>
        <table:table-row table:style-name="Table3.1">
          <table:table-cell table:style-name="Table3.A2" office:value-type="string">
            <text:p text:style-name="P21">++</text:p>
          </table:table-cell>
          <table:table-cell table:style-name="Table3.B2" office:value-type="string">
            <text:p text:style-name="Table_20_Contents">Increment</text:p>
          </table:table-cell>
        </table:table-row>
        <table:table-row table:style-name="Table3.1">
          <table:table-cell table:style-name="Table3.A2" office:value-type="string">
            <text:p text:style-name="P21">--</text:p>
          </table:table-cell>
          <table:table-cell table:style-name="Table3.B2" office:value-type="string">
            <text:p text:style-name="Table_20_Contents">Decrement</text:p>
          </table:table-cell>
        </table:table-row>
      </table:table>
      <text:p text:style-name="Standard"/>
      <text:h text:style-name="P74" text:outline-level="2">Identifiers</text:h>
      <text:p text:style-name="P19">Identifiers must begin with a letter and after that can be alphanumeric, underscores or a full stop. It is advised, but not enforced, that the full stop be used for modular code.</text:p>
      <text:h text:style-name="P74" text:outline-level="2"><text:soft-page-break/>Variables</text:h>
      <text:p text:style-name="Standard">Variables, which are all 16-bit single items, can be declared at any point. All variables are static, so if you want to do recursion that you will have to handle yourself (the procedure call will be fine). </text:p>
      <text:p text:style-name="Standard">Variables are either global, or local when defined inside a procedure. Local variables cannot have the same identifier as globals (because I say so!) or procedures.</text:p>
      <text:p text:style-name="Standard">Variable are initialised to zero at the start of the program.</text:p>
      <text:p text:style-name="Standard">A variable declaration looks like this.</text:p>
      <text:p text:style-name="Quotations">var count,name,hello_world_42</text:p>
      <text:h text:style-name="Heading_20_2" text:outline-level="2">Procedures and Functions</text:h>
      <text:p text:style-name="Standard">Procedures and functions are the same thing. <text:s/>This is achieved using the 16-bit register. When a procedure exits, the value currently in the 16-bit register stays there, so a function can be created by simply putting the return value in that register.</text:p>
      <text:p text:style-name="Standard">Entry is slightly different. If there are no parameters, then the procedure is called as a straight subroutine, but R is unchanged. So, you could write a unary function which doubles R as</text:p>
      <text:p text:style-name="Quotations">proc double() { *2 }</text:p>
      <text:p text:style-name="Standard">When there are parameters, the current value of R is lost, as it is used to copy parameters into their respective arguments (which, again, are static and unique like variables). The last parameter is passed in R, however, and the first thing the implementation of the procedure does is to store this last parameter.</text:p>
      <text:p text:style-name="Standard">Note you can use ‘proc’ or ‘func’ in the definition interchangeably, purely for readability purposes.</text:p>
      <text:p text:style-name="Standard">So, a simple procedure that adds three numbers.</text:p>
      <text:p text:style-name="Quotations">Proc addup(a,b,c) { a+b+c }</text:p>
      <text:p text:style-name="Standard">called with</text:p>
      <text:p text:style-name="Quotations">addup(42,count,’A’)</text:p>
      <text:p text:style-name="P79"><text:span text:style-name="T28">p</text:span>roceeds as follows (green code is the procedure <text:span text:style-name="T9">addup being executed)</text:span></text:p>
      <text:list xml:id="list689076933" text:style-name="WWNum1">
        <text:list-item>
          <text:p text:style-name="P77">copy the constant 42 to the local parameter a</text:p>
        </text:list-item>
        <text:list-item>
          <text:p text:style-name="P77">copy the variable count to the local parameter b</text:p>
        </text:list-item>
        <text:list-item>
          <text:p text:style-name="P77">load the constant ‘a’ (97) into R (as it’s the last parameter)</text:p>
        </text:list-item>
        <text:list-item>
          <text:p text:style-name="P77">call the routine. ‘addup’</text:p>
        </text:list-item>
        <text:list-item>
          <text:p text:style-name="P78"><text:soft-page-break/>the first thing addup does is to store R in c, completing the parameter load</text:p>
        </text:list-item>
        <text:list-item>
          <text:p text:style-name="P78">load a into R</text:p>
        </text:list-item>
        <text:list-item>
          <text:p text:style-name="P78">add b to it</text:p>
        </text:list-item>
        <text:list-item>
          <text:p text:style-name="P78">add c to it</text:p>
        </text:list-item>
        <text:list-item>
          <text:p text:style-name="P78">return with the total of a,b and c in R.</text:p>
        </text:list-item>
      </text:list>
      <text:p text:style-name="Standard">Procedure parameters can be sequences of operators, but not function calls. So you can write :</text:p>
      <text:p text:style-name="Quotations">addup(42,count*2,”Hello world”)</text:p>
      <text:p text:style-name="Standard">though it’d be more sensible to use count&lt;&lt; because a left shift is far quicker than a 16 bit multiply. This may be a later optimisation (for +1,-1,*2,/2) but don’t rely on it.</text:p>
      <text:p text:style-name="Standard">Procedures parameters can be ~ which means ‘use the current value of R’.</text:p>
      <text:h text:style-name="Heading_20_2" text:outline-level="2">Structures</text:h>
      <text:p text:style-name="Standard">Structures again resemble C.</text:p>
      <text:p text:style-name="P16">However the use of { } is mandatory <text:span text:style-name="T42">as the semicolon is merely syntactic sugar to delineate sequences which perform specific actions (e.g. the while loop below)</text:span></text:p>
      <text:p text:style-name="Standard">Conditional structures have a sequence which is surrounded in brackets, which can be empty, ended by a conditional comparison to zero. e.g.</text:p>
      <text:p text:style-name="Quotations">while (&gt;=0) <text:s text:c="9"/>if (a==0) <text:s text:c="6"/>while (a+2&lt;0) <text:s text:c="4"/>if (count&lt;&gt;0)</text:p>
      <text:p text:style-name="Standard">these can contain function calls unlike parameters. Note there are only four operators and at present all comparisons are against zero, though this may change to allow other constants later.</text:p>
      <text:p text:style-name="Standard">So, your loop may resemble</text:p>
      <text:p text:style-name="Quotations">while (a &gt;= 0) { print.constant(a) ; a--!a }</text:p>
      <text:p text:style-name="Standard">There is no direct equivalent of the for loop. Amoral has a structure ‘times’ which executes a code a given number of times, counting down until zero. <text:span text:style-name="T37">A variable can be used as the index, or it can be omitted, in which case the compiler will handle it.</text:span></text:p>
      <text:p text:style-name="Standard">So, the following</text:p>
      <text:p text:style-name="Quotations">times(6,<text:span text:style-name="T37">x</text:span>) { print.constant(<text:span text:style-name="T37">x</text:span>); }</text:p>
      <text:p text:style-name="Standard">would print 5,4,3,2,1,0. <text:s/><text:span text:style-name="T37">If you wanted to print 6 stars you could just write</text:span></text:p>
      <text:p text:style-name="Quotations">times(6) { print.char(‘*’); }</text:p>
      <text:p text:style-name="Standard">The <text:span text:style-name="T37">count </text:span>parameter can be any sequence including ~ (the current state). </text:p>
      <text:h text:style-name="P73" text:outline-level="2"><text:soft-page-break/>Note : all conditionals are destructive, so if you do if (a == 0) { &lt;do something&gt; } you cannot guarantee the value of R after the test has been evaluated.</text:h>
      <text:h text:style-name="Heading_20_1" text:outline-level="1">Code</text:h>
      <text:p text:style-name="P20">Besides programming code, code can also be inlined using [] e.g. [20F203] inlines JSR $03F2. </text:p>
      <text:p text:style-name="P20">This will obviously <text:span text:style-name="T10">not</text:span><text:span text:style-name="T15"> behave the same way when used in p-code or 6502 code, as the two are numerically very different.</text:span></text:p>
      <text:p text:style-name="P80"><text:span text:style-name="T17">It is really designed to allow automatically generated code, not for the developer to use. </text:span>System structure</text:p>
      <text:p text:style-name="Standard">Memory is used as follows <text:span text:style-name="T5">by default</text:span>. The locations can vary of course.</text:p>
      <table:table table:name="Table5" table:style-name="Table5">
        <table:table-column table:style-name="Table5.A"/>
        <table:table-row table:style-name="TableLine94316546500448">
          <table:table-cell table:style-name="Table5.A1" office:value-type="string">
            <text:p text:style-name="P28">The Boot Section</text:p>
            <text:p text:style-name="P21">The boot section is 32 bytes long, and normally starts with a jmp &lt;last defined routine&gt;, it can also contain parameters passed in and anything else the developer wants. It is predefined as boot.address</text:p>
          </table:table-cell>
        </table:table-row>
        <table:table-row table:style-name="TableLine94316546472944">
          <table:table-cell table:style-name="Table5.A2" office:value-type="string">
            <text:p text:style-name="P22"><text:span text:style-name="T10">The Amoral runtime.</text:span> </text:p>
            <text:p text:style-name="P22">This is a linked list of routines which include the P-Code interpreter and helper functions such as multiply and divide which the 6502 cannot do. </text:p>
            <text:p text:style-name="P22">Routines are added to the definitions if they do not begin with a ‘.’</text:p>
          </table:table-cell>
        </table:table-row>
        <table:table-row table:style-name="TableLine94316546477792">
          <table:table-cell table:style-name="Table5.A2" office:value-type="string">
            <text:p text:style-name="P22"><text:span text:style-name="T10">Additional user runtimes.</text:span> </text:p>
            <text:p text:style-name="P22">These use the same format as the Amoral runtime.</text:p>
          </table:table-cell>
        </table:table-row>
        <table:table-row table:style-name="TableLine94316546479152">
          <table:table-cell table:style-name="Table5.A2" office:value-type="string">
            <text:p text:style-name="P29">Amoral <text:span text:style-name="T12">generated </text:span><text:span text:style-name="T34">c</text:span>ode.</text:p>
            <text:p text:style-name="P22"><text:span text:style-name="T6">A</text:span> mixture of 6502 routines and pseudo code. These also are linked together to make a dictionary of all the available routines</text:p>
          </table:table-cell>
        </table:table-row>
        <table:table-row table:style-name="TableLine94316546459920">
          <table:table-cell table:style-name="Table5.A2" office:value-type="string">
            <text:p text:style-name="P21">End of Dictionary marker ($0000, 2 bytes)</text:p>
          </table:table-cell>
        </table:table-row>
        <table:table-row table:style-name="TableLine94316546480784">
          <table:table-cell table:style-name="Table5.A2" office:value-type="string">
            <text:p text:style-name="P21">Available memory for user allocation, this is stored at boot.address+30</text:p>
          </table:table-cell>
        </table:table-row>
      </table:table>
      <text:p text:style-name="Standard"/>
      <text:p text:style-name="P3">Variable memory is stored seperately. These are for statics, arrays should be allocated from the user allocation memory at the end. This block is by default 1024 bytes in length, allowing for 512 global and local variables. <text:span text:style-name="T12">In pseudo code, the “address” is an index into this table as a word, so the 4</text:span><text:span text:style-name="T13">th</text:span><text:span text:style-name="T12"> word if the table is at $800 would be at $808 ($800+4*2)</text:span></text:p>
      <text:p text:style-name="P3">The structure of the dictionary is as follows, <text:span text:style-name="T32">it is similar to FORTH.</text:span></text:p>
      <table:table table:name="Table6" table:style-name="Table6">
        <table:table-column table:style-name="Table6.A"/>
        <table:table-column table:style-name="Table6.B"/>
        <table:table-row table:style-name="TableLine94316546502768">
          <table:table-cell table:style-name="Table6.A1" office:value-type="string">
            <text:p text:style-name="P68">Offset</text:p>
          </table:table-cell>
          <table:table-cell table:style-name="Table6.B1" office:value-type="string">
            <text:p text:style-name="Table_20_Heading">Description</text:p>
          </table:table-cell>
        </table:table-row>
        <table:table-row table:style-name="TableLine94316546519488">
          <table:table-cell table:style-name="Table6.A4" office:value-type="string">
            <text:p text:style-name="P27">+0,+1</text:p>
          </table:table-cell>
          <table:table-cell table:style-name="Table6.B4" office:value-type="string">
            <text:p text:style-name="P26">Offset to next entry, or $0000 if this is the end of the dictionary.</text:p>
          </table:table-cell>
        </table:table-row>
        <table:table-row table:style-name="TableLine94316546520592">
          <table:table-cell table:style-name="Table6.A4" office:value-type="string">
            <text:p text:style-name="P27">+2</text:p>
          </table:table-cell>
          <table:table-cell table:style-name="Table6.B4" office:value-type="string">
            <text:p text:style-name="P26">Name of routine as an ASCIIZ string in lower case. Can be $00 (private)</text:p>
          </table:table-cell>
        </table:table-row>
        <text:soft-page-break/>
        <table:table-row table:style-name="TableLine94316546521136">
          <table:table-cell table:style-name="Table6.A4" office:value-type="string">
            <text:p text:style-name="P32"><text:span text:style-name="T21">(</text:span>+n<text:span text:style-name="T21">)</text:span></text:p>
          </table:table-cell>
          <table:table-cell table:style-name="Table6.B4" office:value-type="string">
            <text:p text:style-name="P33">Possible padding, as the code must be on an odd address, should be $00</text:p>
          </table:table-cell>
        </table:table-row>
        <table:table-row table:style-name="TableLine94316546521792">
          <table:table-cell table:style-name="Table6.A5" office:value-type="string">
            <text:p text:style-name="P27">+n</text:p>
          </table:table-cell>
          <table:table-cell table:style-name="Table6.B5" office:value-type="string">
            <text:p text:style-name="P26">6502 code, possibly with Pseudocode intermixed.</text:p>
          </table:table-cell>
        </table:table-row>
      </table:table>
      <text:p text:style-name="P14"/>
      <text:p text:style-name="P14">A directly runnable amoral binary would be prefixed by the execution address, which would be the start of the boot area.</text:p>
      <text:p text:style-name="Standard">The following are reserved <text:span text:style-name="T35">in the 32 byte boot area.</text:span></text:p>
      <table:table table:name="Table13" table:style-name="Table13">
        <table:table-column table:style-name="Table13.A"/>
        <table:table-column table:style-name="Table13.B"/>
        <table:table-row table:style-name="TableLine94316546525344">
          <table:table-cell table:style-name="Table13.A1" office:value-type="string">
            <text:p text:style-name="P72">Offset from Boot</text:p>
          </table:table-cell>
          <table:table-cell table:style-name="Table13.B1" office:value-type="string">
            <text:p text:style-name="Table_20_Heading">Contents</text:p>
          </table:table-cell>
        </table:table-row>
        <table:table-row table:style-name="TableLine94316546536112">
          <table:table-cell table:style-name="Table13.A6" office:value-type="string">
            <text:p text:style-name="P84">22</text:p>
          </table:table-cell>
          <table:table-cell table:style-name="Table13.B6" office:value-type="string">
            <text:p text:style-name="P85">First zero page used</text:p>
          </table:table-cell>
        </table:table-row>
        <table:table-row table:style-name="TableLine94316546536112">
          <table:table-cell table:style-name="Table13.A6" office:value-type="string">
            <text:p text:style-name="P84">23</text:p>
          </table:table-cell>
          <table:table-cell table:style-name="Table13.B6" office:value-type="string">
            <text:p text:style-name="P85">Byte after last zero page address used</text:p>
          </table:table-cell>
        </table:table-row>
        <table:table-row table:style-name="TableLine94316546536112">
          <table:table-cell table:style-name="Table13.A6" office:value-type="string">
            <text:p text:style-name="P64">24,25</text:p>
          </table:table-cell>
          <table:table-cell table:style-name="Table13.B6" office:value-type="string">
            <text:p text:style-name="P57">Address of Boot</text:p>
          </table:table-cell>
        </table:table-row>
        <table:table-row table:style-name="TableLine94316546537344">
          <table:table-cell table:style-name="Table13.A6" office:value-type="string">
            <text:p text:style-name="P64">26,27</text:p>
          </table:table-cell>
          <table:table-cell table:style-name="Table13.B6" office:value-type="string">
            <text:p text:style-name="P65">Address of the Variables</text:p>
          </table:table-cell>
        </table:table-row>
        <table:table-row table:style-name="TableLine94316546537888">
          <table:table-cell table:style-name="Table13.A6" office:value-type="string">
            <text:p text:style-name="P58">28,29</text:p>
          </table:table-cell>
          <table:table-cell table:style-name="Table13.B6" office:value-type="string">
            <text:p text:style-name="P57">Address of the Amoral code, <text:span text:style-name="T41">e.g. the end of the run time.</text:span></text:p>
          </table:table-cell>
        </table:table-row>
        <table:table-row table:style-name="TableLine94316546538544">
          <table:table-cell table:style-name="Table13.A7" office:value-type="string">
            <text:p text:style-name="P58">30,31</text:p>
          </table:table-cell>
          <table:table-cell table:style-name="Table13.B7" office:value-type="string">
            <text:p text:style-name="P45">Address of Memory available to user.</text:p>
          </table:table-cell>
        </table:table-row>
      </table:table>
      <text:h text:style-name="Heading_20_1" text:outline-level="1">Procedure structure</text:h>
      <text:p text:style-name="P2">Every procedure is a 6502 machine code one, and they all pass their last parameter / current state in the 16 bit register XA. </text:p>
      <text:p text:style-name="P2">Procedures that are written in pseudocode start with code to write the last parameter out, and a 6502 subroutine call to execute the pseudo code that immediately follows. <text:s/>Code that generates pure 6502 code just saves the last parameter.</text:p>
      <text:p text:style-name="P2">So, suppose you have a subroutine <text:span text:style-name="T27">defined as </text:span>do.something(a,b,c) the code would look like the following <text:span text:style-name="T4">depending on how it is compiled. </text:span><text:span text:style-name="T27">(the last provided parameter, which should go in c, will be in R as described earlier). </text:span><text:span text:style-name="T38">Only the green bits change depending on fast/slow compilation.</text:span></text:p>
      <table:table table:name="Table4" table:style-name="Table4" table:template-name="Default Style">
        <table:table-column table:style-name="Table4.A"/>
        <table:table-column table:style-name="Table4.B" table:number-columns-repeated="2"/>
        <table:table-row table:style-name="Table4.1">
          <table:table-cell table:style-name="Table4.A1" office:value-type="string">
            <text:p text:style-name="P68">Phase</text:p>
          </table:table-cell>
          <table:table-cell table:style-name="Table4.A1" office:value-type="string">
            <text:p text:style-name="Table_20_Heading">6502 code</text:p>
          </table:table-cell>
          <table:table-cell table:style-name="Table4.C1" office:value-type="string">
            <text:p text:style-name="Table_20_Heading">P-Code</text:p>
          </table:table-cell>
        </table:table-row>
        <table:table-row table:style-name="Table4.1">
          <table:table-cell table:style-name="Table4.A2" office:value-type="string">
            <text:p text:style-name="P21">Start Point</text:p>
          </table:table-cell>
          <table:table-cell table:style-name="Table4.A2" office:value-type="string">
            <text:p text:style-name="P24">do.something:</text:p>
          </table:table-cell>
          <table:table-cell table:style-name="Table4.C2" office:value-type="string">
            <text:p text:style-name="P24">do.something:</text:p>
          </table:table-cell>
        </table:table-row>
        <table:table-row table:style-name="Table4.1">
          <table:table-cell table:style-name="Table4.A2" office:value-type="string">
            <text:p text:style-name="P21">Write out c</text:p>
            <text:p text:style-name="P23">parameter</text:p>
          </table:table-cell>
          <table:table-cell table:style-name="Table4.A2" office:value-type="string">
            <text:p text:style-name="P24">sta c</text:p>
            <text:p text:style-name="P24">stx c+1</text:p>
          </table:table-cell>
          <table:table-cell table:style-name="Table4.C2" office:value-type="string">
            <text:p text:style-name="P24">sta c</text:p>
            <text:p text:style-name="P24">stx c+1</text:p>
          </table:table-cell>
        </table:table-row>
        <table:table-row table:style-name="Table4.1">
          <table:table-cell table:style-name="Table4.A2" office:value-type="string">
            <text:p text:style-name="P21">Start P-Code</text:p>
          </table:table-cell>
          <table:table-cell table:style-name="Table4.A2" office:value-type="string">
            <text:p text:style-name="P61"/>
          </table:table-cell>
          <table:table-cell table:style-name="Table4.C2" office:value-type="string">
            <text:p text:style-name="P61">jsr interpretp<text:span text:style-name="T3">seudo</text:span>code</text:p>
          </table:table-cell>
        </table:table-row>
        <table:table-row table:style-name="Table4.1">
          <table:table-cell table:style-name="Table4.A2" office:value-type="string">
            <text:p text:style-name="P21">Main body</text:p>
          </table:table-cell>
          <table:table-cell table:style-name="Table4.A2" office:value-type="string">
            <text:p text:style-name="P61">adc #&lt;stuff&gt;</text:p>
            <text:p text:style-name="P61">inx </text:p>
            <text:p text:style-name="P61">(etc.)</text:p>
          </table:table-cell>
          <table:table-cell table:style-name="Table4.C2" office:value-type="string">
            <text:p text:style-name="P61">pseudo code instructions</text:p>
            <text:p text:style-name="P62">(see later)</text:p>
            <text:p text:style-name="P63">r<text:span text:style-name="T39">e</text:span><text:span text:style-name="T40">t</text:span> (<text:span text:style-name="T38">exits </text:span>p-code)</text:p>
          </table:table-cell>
        </table:table-row>
        <text:soft-page-break/>
        <table:table-row table:style-name="Table4.1">
          <table:table-cell table:style-name="Table4.A2" office:value-type="string">
            <text:p text:style-name="P21">Exit</text:p>
          </table:table-cell>
          <table:table-cell table:style-name="Table4.A2" office:value-type="string">
            <text:p text:style-name="P24">rts (6502 opcode)</text:p>
          </table:table-cell>
          <table:table-cell table:style-name="Table4.C2" office:value-type="string">
            <text:p text:style-name="P25">rts (6502 opcode)</text:p>
          </table:table-cell>
        </table:table-row>
      </table:table>
      <text:p text:style-name="P2"/>
      <text:p text:style-name="P2">If there is no parameter the ‘c write out’ does not happen. <text:span text:style-name="T2">This does not affect the passed in value in the 16 bit register XA. </text:span><text:span text:style-name="T3">The InterpretPseudoCode command takes the responsibility of saving and loading XA.</text:span></text:p>
      <text:p text:style-name="P81"><text:span text:style-name="T3">A corollary of this is that an Amoral program can be used as a library for any other language (it will use some zero page locations so may need rebuilding for that) </text:span>PseudoCode Definition</text:p>
      <text:p text:style-name="P6">When running pseudo code the 16 bit register will be kept in page zero, not in XA. However, it will be in XA on entry, on exit, and when calling a subroutine.</text:p>
      <text:h text:style-name="Heading_20_2" text:outline-level="2">6502 Subroutine Call.</text:h>
      <text:p text:style-name="P5">00-7F are subroutine calls. The high byte is in the following byte, and the address is built from that byte, and the lower 7 bits of the command shifted left once.</text:p>
      <text:p text:style-name="P5">This physically calls a 6502 routine at an <text:span text:style-name="T10">even</text:span><text:span text:style-name="T15"> address. </text:span><text:span text:style-name="T16">On entry XA are loaded with the current value of R, and on exit it should have the (possibly) new value of R.</text:span></text:p>
      <text:p text:style-name="P10">So 35 8E executes code at 8E6A ($8E00+2*$35) for example.</text:p>
      <text:p text:style-name="P6"><text:span text:style-name="T15">The code is </text:span><text:span text:style-name="T19">6502 code</text:span><text:span text:style-name="T20"> not pseudo code. Remember all procedures are 6502 callable whether they are in pseudocode or not.</text:span></text:p>
      <text:h text:style-name="Heading_20_2" text:outline-level="2"><text:span text:style-name="T22">Branch/</text:span>Memory Access Instructions</text:h>
      <text:p text:style-name="P6">80-EF are branches and memory access instructions (branches are to pseudocode not 6502 code). These have the form.</text:p>
      <table:table table:name="Table7" table:style-name="Table7">
        <table:table-column table:style-name="Table7.A" table:number-columns-repeated="8"/>
        <table:table-row table:style-name="TableLine94316546580768">
          <table:table-cell table:style-name="Table7.A1" office:value-type="string">
            <text:p text:style-name="P68">7</text:p>
          </table:table-cell>
          <table:table-cell table:style-name="Table7.A1" office:value-type="string">
            <text:p text:style-name="P68">6</text:p>
          </table:table-cell>
          <table:table-cell table:style-name="Table7.A1" office:value-type="string">
            <text:p text:style-name="P68">5</text:p>
          </table:table-cell>
          <table:table-cell table:style-name="Table7.A1" office:value-type="string">
            <text:p text:style-name="P68">4</text:p>
          </table:table-cell>
          <table:table-cell table:style-name="Table7.A1" office:value-type="string">
            <text:p text:style-name="P68">3</text:p>
          </table:table-cell>
          <table:table-cell table:style-name="Table7.A1" office:value-type="string">
            <text:p text:style-name="P68">2</text:p>
          </table:table-cell>
          <table:table-cell table:style-name="Table7.A1" office:value-type="string">
            <text:p text:style-name="P68">1</text:p>
          </table:table-cell>
          <table:table-cell table:style-name="Table7.H1" office:value-type="string">
            <text:p text:style-name="P68">0</text:p>
          </table:table-cell>
        </table:table-row>
        <table:table-row table:style-name="TableLine94316546590832">
          <table:table-cell table:style-name="Table7.A2" office:value-type="string">
            <text:p text:style-name="P34">1</text:p>
          </table:table-cell>
          <table:table-cell table:style-name="Table7.B2" table:number-columns-spanned="3" office:value-type="string">
            <text:p text:style-name="P34">Addressing Mode</text:p>
          </table:table-cell>
          <table:covered-table-cell/>
          <table:covered-table-cell/>
          <table:table-cell table:style-name="Table7.E2" table:number-columns-spanned="4" office:value-type="string">
            <text:p text:style-name="P34">Command</text:p>
          </table:table-cell>
          <table:covered-table-cell/>
          <table:covered-table-cell/>
          <table:covered-table-cell/>
        </table:table-row>
      </table:table>
      <text:p text:style-name="P6"/>
      <text:p text:style-name="P11">Address modes are as follows </text:p>
      <table:table table:name="Table10" table:style-name="Table10">
        <table:table-column table:style-name="Table10.A"/>
        <table:table-column table:style-name="Table10.B"/>
        <table:table-column table:style-name="Table10.C"/>
        <table:table-row table:style-name="TableLine94316546582624">
          <table:table-cell table:style-name="Table10.A1" office:value-type="string">
            <text:p text:style-name="P68">Binary</text:p>
          </table:table-cell>
          <table:table-cell table:style-name="Table10.A1" office:value-type="string">
            <text:p text:style-name="P68">Example</text:p>
          </table:table-cell>
          <table:table-cell table:style-name="Table10.C1" office:value-type="string">
            <text:p text:style-name="P68">Description</text:p>
          </table:table-cell>
        </table:table-row>
        <table:table-row table:style-name="TableLine94316546610272">
          <table:table-cell table:style-name="Table10.A5" office:value-type="string">
            <text:p text:style-name="P52">000</text:p>
          </table:table-cell>
          <table:table-cell table:style-name="Table10.B5" office:value-type="string">
            <text:p text:style-name="P52">ldr #4</text:p>
          </table:table-cell>
          <table:table-cell table:style-name="Table10.C5" office:value-type="string">
            <text:p text:style-name="P51">Short constant 0-255 in following byte</text:p>
          </table:table-cell>
        </table:table-row>
        <table:table-row table:style-name="TableLine94316546612080">
          <table:table-cell table:style-name="Table10.A5" office:value-type="string">
            <text:p text:style-name="P52">001</text:p>
          </table:table-cell>
          <table:table-cell table:style-name="Table10.B5" office:value-type="string">
            <text:p text:style-name="P52">ldr #4137</text:p>
          </table:table-cell>
          <table:table-cell table:style-name="Table10.C5" office:value-type="string">
            <text:p text:style-name="P51">Long constant in following byte, low high word order.</text:p>
          </table:table-cell>
        </table:table-row>
        <table:table-row table:style-name="TableLine94316546612896">
          <table:table-cell table:style-name="Table10.A5" office:value-type="string">
            <text:p text:style-name="P52">010</text:p>
          </table:table-cell>
          <table:table-cell table:style-name="Table10.B5" office:value-type="string">
            <text:p text:style-name="P52">ldr [20]</text:p>
          </table:table-cell>
          <table:table-cell table:style-name="Table10.C5" office:value-type="string">
            <text:p text:style-name="P51">The following byte is an index into the variable ram area</text:p>
          </table:table-cell>
        </table:table-row>
        <table:table-row table:style-name="TableLine94316546613760">
          <table:table-cell table:style-name="Table10.A5" office:value-type="string">
            <text:p text:style-name="P52">011</text:p>
          </table:table-cell>
          <table:table-cell table:style-name="Table10.B5" office:value-type="string">
            <text:p text:style-name="P52">ldr [2091]</text:p>
          </table:table-cell>
          <table:table-cell table:style-name="Table10.C5" office:value-type="string">
            <text:p text:style-name="P51">The following word (low/high) is an index into the variables</text:p>
          </table:table-cell>
        </table:table-row>
        <table:table-row table:style-name="TableLine94316546614656">
          <table:table-cell table:style-name="Table10.A6" office:value-type="string">
            <text:p text:style-name="P52">100</text:p>
          </table:table-cell>
          <table:table-cell table:style-name="Table10.B6" office:value-type="string">
            <text:p text:style-name="P52">ldr $4173</text:p>
          </table:table-cell>
          <table:table-cell table:style-name="Table10.C6" office:value-type="string">
            <text:p text:style-name="P51">The following word (low/high) is an absolute physical address</text:p>
          </table:table-cell>
        </table:table-row>
      </table:table>
      <text:p text:style-name="P7"/>
      <text:p text:style-name="P82"><text:soft-page-break/>As stated early the [x] values is actually an index into a word array in the variable RAM area, not a physical address in its own right. This means for the first 256 declared local/global statics, access and operations only require 2 bytes of memory in p-code generation mode.</text:p>
      <text:p text:style-name="P82"><text:span text:style-name="T22">Commands are as follows.</text:span></text:p>
      <table:table table:name="Table8" table:style-name="Table8">
        <table:table-column table:style-name="Table8.A"/>
        <table:table-column table:style-name="Table8.B"/>
        <table:table-column table:style-name="Table8.C"/>
        <table:table-row table:style-name="TableLine94316546595392">
          <table:table-cell table:style-name="Table8.A1" office:value-type="string">
            <text:p text:style-name="P68">Binary</text:p>
          </table:table-cell>
          <table:table-cell table:style-name="Table8.A1" office:value-type="string">
            <text:p text:style-name="P68">Mnemonic</text:p>
          </table:table-cell>
          <table:table-cell table:style-name="Table8.C1" office:value-type="string">
            <text:p text:style-name="Table_20_Heading">Action</text:p>
          </table:table-cell>
        </table:table-row>
        <table:table-row table:style-name="TableLine94316546664384">
          <table:table-cell table:style-name="Table8.A2" office:value-type="string">
            <text:p text:style-name="P37">0000</text:p>
          </table:table-cell>
          <table:table-cell table:style-name="Table8.B2" office:value-type="string">
            <text:p text:style-name="P37">ldr</text:p>
          </table:table-cell>
          <table:table-cell table:style-name="Table8.C2" office:value-type="string">
            <text:p text:style-name="P36">R := value</text:p>
          </table:table-cell>
        </table:table-row>
        <table:table-row table:style-name="TableLine94316546666048">
          <table:table-cell table:style-name="Table8.A4" office:value-type="string">
            <text:p text:style-name="P37">0001</text:p>
          </table:table-cell>
          <table:table-cell table:style-name="Table8.B4" office:value-type="string">
            <text:p text:style-name="P37">and</text:p>
          </table:table-cell>
          <table:table-cell table:style-name="Table8.C4" office:value-type="string">
            <text:p text:style-name="P36">R := R &amp; value</text:p>
          </table:table-cell>
        </table:table-row>
        <table:table-row table:style-name="TableLine94316546667968">
          <table:table-cell table:style-name="Table8.A4" office:value-type="string">
            <text:p text:style-name="P37">0010</text:p>
          </table:table-cell>
          <table:table-cell table:style-name="Table8.B4" office:value-type="string">
            <text:p text:style-name="P37">orr</text:p>
          </table:table-cell>
          <table:table-cell table:style-name="Table8.C4" office:value-type="string">
            <text:p text:style-name="P36">R := R | value</text:p>
          </table:table-cell>
        </table:table-row>
        <table:table-row table:style-name="TableLine94316546668832">
          <table:table-cell table:style-name="Table8.A16" office:value-type="string">
            <text:p text:style-name="P37">0011</text:p>
          </table:table-cell>
          <table:table-cell table:style-name="Table8.B16" office:value-type="string">
            <text:p text:style-name="P37">xor </text:p>
          </table:table-cell>
          <table:table-cell table:style-name="Table8.C16" office:value-type="string">
            <text:p text:style-name="P36">R := R ^ value</text:p>
          </table:table-cell>
        </table:table-row>
        <table:table-row table:style-name="TableLine94316546671440">
          <table:table-cell table:style-name="Table8.A16" office:value-type="string">
            <text:p text:style-name="P37">0100</text:p>
          </table:table-cell>
          <table:table-cell table:style-name="Table8.B16" office:value-type="string">
            <text:p text:style-name="P37">add</text:p>
          </table:table-cell>
          <table:table-cell table:style-name="Table8.C16" office:value-type="string">
            <text:p text:style-name="P40"><text:span text:style-name="T23">R := R </text:span><text:span text:style-name="T8">+ value</text:span></text:p>
          </table:table-cell>
        </table:table-row>
        <table:table-row table:style-name="TableLine94316546672640">
          <table:table-cell table:style-name="Table8.A16" office:value-type="string">
            <text:p text:style-name="P37">0101</text:p>
          </table:table-cell>
          <table:table-cell table:style-name="Table8.B16" office:value-type="string">
            <text:p text:style-name="P37">sub</text:p>
          </table:table-cell>
          <table:table-cell table:style-name="Table8.C16" office:value-type="string">
            <text:p text:style-name="P40"><text:span text:style-name="T23">R := R -</text:span><text:span text:style-name="T8"> value</text:span></text:p>
          </table:table-cell>
        </table:table-row>
        <table:table-row table:style-name="TableLine94316546673616">
          <table:table-cell table:style-name="Table8.A16" office:value-type="string">
            <text:p text:style-name="P37">0110</text:p>
          </table:table-cell>
          <table:table-cell table:style-name="Table8.B16" office:value-type="string">
            <text:p text:style-name="P37">mlt</text:p>
          </table:table-cell>
          <table:table-cell table:style-name="Table8.C16" office:value-type="string">
            <text:p text:style-name="P36">R := R * value (upper 16 bits lost)</text:p>
          </table:table-cell>
        </table:table-row>
        <table:table-row table:style-name="TableLine94316546674592">
          <table:table-cell table:style-name="Table8.A16" office:value-type="string">
            <text:p text:style-name="P37">0111</text:p>
          </table:table-cell>
          <table:table-cell table:style-name="Table8.B16" office:value-type="string">
            <text:p text:style-name="P41">div</text:p>
          </table:table-cell>
          <table:table-cell table:style-name="Table8.C16" office:value-type="string">
            <text:p text:style-name="P40"><text:span text:style-name="T23">R := R /</text:span><text:span text:style-name="T8"> value (division by zero unknown result)</text:span></text:p>
          </table:table-cell>
        </table:table-row>
        <table:table-row table:style-name="TableLine94316546675488">
          <table:table-cell table:style-name="Table8.A16" office:value-type="string">
            <text:p text:style-name="P37">1000</text:p>
          </table:table-cell>
          <table:table-cell table:style-name="Table8.B16" office:value-type="string">
            <text:p text:style-name="P41">mod </text:p>
          </table:table-cell>
          <table:table-cell table:style-name="Table8.C16" office:value-type="string">
            <text:p text:style-name="P36">R := R mod value <text:span text:style-name="T24">(zero unknown result)</text:span></text:p>
          </table:table-cell>
        </table:table-row>
        <table:table-row table:style-name="TableLine94316546676464">
          <table:table-cell table:style-name="Table8.A16" office:value-type="string">
            <text:p text:style-name="P31">1001</text:p>
          </table:table-cell>
          <table:table-cell table:style-name="Table8.B16" office:value-type="string">
            <text:p text:style-name="P46">&lt;reserved&gt;</text:p>
          </table:table-cell>
          <table:table-cell table:style-name="Table8.C16" office:value-type="string">
            <text:p text:style-name="P30"/>
          </table:table-cell>
        </table:table-row>
        <table:table-row table:style-name="TableLine94316546672176">
          <table:table-cell table:style-name="Table8.A16" office:value-type="string">
            <text:p text:style-name="P48">1010</text:p>
          </table:table-cell>
          <table:table-cell table:style-name="Table8.B16" office:value-type="string">
            <text:p text:style-name="P42">str</text:p>
          </table:table-cell>
          <table:table-cell table:style-name="Table8.C16" office:value-type="string">
            <text:p text:style-name="P47">[addr] := R <text:span text:style-name="T25">(not immediate)</text:span></text:p>
          </table:table-cell>
        </table:table-row>
        <table:table-row table:style-name="TableLine94316546678144">
          <table:table-cell table:style-name="Table8.A16" office:value-type="string">
            <text:p text:style-name="P48">1011</text:p>
          </table:table-cell>
          <table:table-cell table:style-name="Table8.B16" office:value-type="string">
            <text:p text:style-name="P42">bra</text:p>
          </table:table-cell>
          <table:table-cell table:style-name="Table8.C16" office:value-type="string">
            <text:p text:style-name="P47">PC := addr <text:span text:style-name="T25">(absolute only)</text:span></text:p>
          </table:table-cell>
        </table:table-row>
        <table:table-row table:style-name="TableLine94316546679120">
          <table:table-cell table:style-name="Table8.A16" office:value-type="string">
            <text:p text:style-name="P48">1100</text:p>
          </table:table-cell>
          <table:table-cell table:style-name="Table8.B16" office:value-type="string">
            <text:p text:style-name="P42">beq</text:p>
          </table:table-cell>
          <table:table-cell table:style-name="Table8.C16" office:value-type="string">
            <text:p text:style-name="P49">If (R == 0) PC := addr <text:span text:style-name="T25">(absolute only)</text:span></text:p>
          </table:table-cell>
        </table:table-row>
        <table:table-row table:style-name="TableLine94316546680096">
          <table:table-cell table:style-name="Table8.A16" office:value-type="string">
            <text:p text:style-name="P48">1101</text:p>
          </table:table-cell>
          <table:table-cell table:style-name="Table8.B16" office:value-type="string">
            <text:p text:style-name="P42">bne</text:p>
          </table:table-cell>
          <table:table-cell table:style-name="Table8.C16" office:value-type="string">
            <text:p text:style-name="P49">If (R &lt;&gt; 0) PC := addr <text:span text:style-name="T25">(absolute only)</text:span></text:p>
          </table:table-cell>
        </table:table-row>
        <table:table-row table:style-name="TableLine94316546681072">
          <table:table-cell table:style-name="Table8.A16" office:value-type="string">
            <text:p text:style-name="P48">1110</text:p>
          </table:table-cell>
          <table:table-cell table:style-name="Table8.B16" office:value-type="string">
            <text:p text:style-name="P42">bmi</text:p>
          </table:table-cell>
          <table:table-cell table:style-name="Table8.C16" office:value-type="string">
            <text:p text:style-name="P49">If (R &lt; 0) PC := addr <text:span text:style-name="T25">(absolute only)</text:span></text:p>
          </table:table-cell>
        </table:table-row>
        <table:table-row table:style-name="TableLine94316546682048">
          <table:table-cell table:style-name="Table8.A17" office:value-type="string">
            <text:p text:style-name="P48">1111</text:p>
          </table:table-cell>
          <table:table-cell table:style-name="Table8.B17" office:value-type="string">
            <text:p text:style-name="P42">bpl</text:p>
          </table:table-cell>
          <table:table-cell table:style-name="Table8.C17" office:value-type="string">
            <text:p text:style-name="P49">If (R &gt;= 0) PC := addr <text:span text:style-name="T25">(absolute only)</text:span></text:p>
          </table:table-cell>
        </table:table-row>
      </table:table>
      <text:p text:style-name="P6"/>
      <text:p text:style-name="P83"><text:span text:style-name="T44">Note the tests are </text:span><text:span text:style-name="T11">not</text:span><text:span text:style-name="T18"> like the 6502 ; they are on the current value of R not the result of the last operation.</text:span></text:p>
      <text:h text:style-name="Heading_20_1" text:outline-level="1">Unary Instructions</text:h>
      <text:p text:style-name="P9"/>
      <text:p text:style-name="Standard">Unary <text:span text:style-name="T26">instructions take the format below, and do not have any parameters.</text:span></text:p>
      <text:p text:style-name="Standard"/>
      <table:table table:name="Table9" table:style-name="Table9">
        <table:table-column table:style-name="Table9.A" table:number-columns-repeated="8"/>
        <table:table-row table:style-name="TableLine94316546516688">
          <table:table-cell table:style-name="Table9.A1" office:value-type="string">
            <text:p text:style-name="P69">7</text:p>
          </table:table-cell>
          <table:table-cell table:style-name="Table9.A1" office:value-type="string">
            <text:p text:style-name="P69">6</text:p>
          </table:table-cell>
          <table:table-cell table:style-name="Table9.A1" office:value-type="string">
            <text:p text:style-name="P69">5</text:p>
          </table:table-cell>
          <table:table-cell table:style-name="Table9.A1" office:value-type="string">
            <text:p text:style-name="P69">4</text:p>
          </table:table-cell>
          <table:table-cell table:style-name="Table9.A1" office:value-type="string">
            <text:p text:style-name="P69">3</text:p>
          </table:table-cell>
          <table:table-cell table:style-name="Table9.A1" office:value-type="string">
            <text:p text:style-name="P69">2</text:p>
          </table:table-cell>
          <table:table-cell table:style-name="Table9.A1" office:value-type="string">
            <text:p text:style-name="P69">1</text:p>
          </table:table-cell>
          <table:table-cell table:style-name="Table9.H1" office:value-type="string">
            <text:p text:style-name="P69">0</text:p>
          </table:table-cell>
        </table:table-row>
        <text:soft-page-break/>
        <table:table-row table:style-name="TableLine94316546697360">
          <table:table-cell table:style-name="Table9.A2" office:value-type="string">
            <text:p text:style-name="P35">1</text:p>
          </table:table-cell>
          <table:table-cell table:style-name="Table9.D2" office:value-type="string">
            <text:p text:style-name="P50">1</text:p>
          </table:table-cell>
          <table:table-cell table:style-name="Table9.D2" office:value-type="string">
            <text:p text:style-name="P50">1</text:p>
          </table:table-cell>
          <table:table-cell table:style-name="Table9.D2" office:value-type="string">
            <text:p text:style-name="P50">1</text:p>
          </table:table-cell>
          <table:table-cell table:style-name="Table9.E2" table:number-columns-spanned="4" office:value-type="string">
            <text:p text:style-name="P35">Command</text:p>
          </table:table-cell>
          <table:covered-table-cell/>
          <table:covered-table-cell/>
          <table:covered-table-cell/>
        </table:table-row>
      </table:table>
      <text:p text:style-name="P8"/>
      <text:p text:style-name="P12">The following instructions are supported.</text:p>
      <table:table table:name="Table11" table:style-name="Table11">
        <table:table-column table:style-name="Table11.A"/>
        <table:table-column table:style-name="Table11.B"/>
        <table:table-column table:style-name="Table11.C"/>
        <table:table-row table:style-name="TableLine94316546688496">
          <table:table-cell table:style-name="Table11.A1" office:value-type="string">
            <text:p text:style-name="P70">Binary</text:p>
          </table:table-cell>
          <table:table-cell table:style-name="Table11.A1" office:value-type="string">
            <text:p text:style-name="P70">Mnemonic</text:p>
          </table:table-cell>
          <table:table-cell table:style-name="Table11.C1" office:value-type="string">
            <text:p text:style-name="P71">Action</text:p>
          </table:table-cell>
        </table:table-row>
        <table:table-row table:style-name="TableLine94316546719360">
          <table:table-cell table:style-name="Table11.A2" office:value-type="string">
            <text:p text:style-name="P38">0000</text:p>
          </table:table-cell>
          <table:table-cell table:style-name="Table11.B2" office:value-type="string">
            <text:p text:style-name="P53">inc</text:p>
          </table:table-cell>
          <table:table-cell table:style-name="Table11.C2" office:value-type="string">
            <text:p text:style-name="P39">R<text:span text:style-name="T30">++</text:span></text:p>
          </table:table-cell>
        </table:table-row>
        <table:table-row table:style-name="TableLine94316546721024">
          <table:table-cell table:style-name="Table11.A4" office:value-type="string">
            <text:p text:style-name="P38">0001</text:p>
          </table:table-cell>
          <table:table-cell table:style-name="Table11.B4" office:value-type="string">
            <text:p text:style-name="P53">dec</text:p>
          </table:table-cell>
          <table:table-cell table:style-name="Table11.C4" office:value-type="string">
            <text:p text:style-name="P54">R--</text:p>
          </table:table-cell>
        </table:table-row>
        <table:table-row table:style-name="TableLine94316546723520">
          <table:table-cell table:style-name="Table11.A4" office:value-type="string">
            <text:p text:style-name="P38">0010</text:p>
          </table:table-cell>
          <table:table-cell table:style-name="Table11.B4" office:value-type="string">
            <text:p text:style-name="P53">sh<text:span text:style-name="T36">l</text:span></text:p>
          </table:table-cell>
          <table:table-cell table:style-name="Table11.C4" office:value-type="string">
            <text:p text:style-name="P54">R shift left once.</text:p>
          </table:table-cell>
        </table:table-row>
        <table:table-row table:style-name="TableLine94316546724384">
          <table:table-cell table:style-name="Table11.A6" office:value-type="string">
            <text:p text:style-name="P38">0011</text:p>
          </table:table-cell>
          <table:table-cell table:style-name="Table11.B6" office:value-type="string">
            <text:p text:style-name="P38"><text:span text:style-name="T30">shr</text:span> </text:p>
          </table:table-cell>
          <table:table-cell table:style-name="Table11.C6" office:value-type="string">
            <text:p text:style-name="P43">R shift right once (bit 15 is zero)</text:p>
          </table:table-cell>
        </table:table-row>
        <table:table-row table:style-name="TableLine94316546726880">
          <table:table-cell table:style-name="Table11.A6" office:value-type="string">
            <text:p text:style-name="P38">0100</text:p>
          </table:table-cell>
          <table:table-cell table:style-name="Table11.B6" office:value-type="string">
            <text:p text:style-name="P44">clr</text:p>
          </table:table-cell>
          <table:table-cell table:style-name="Table11.C6" office:value-type="string">
            <text:p text:style-name="P43">R := 0 (also used to pad procedures to even addresses)</text:p>
          </table:table-cell>
        </table:table-row>
        <table:table-row table:style-name="TableLine94316546727920">
          <table:table-cell table:style-name="Table11.A7" office:value-type="string">
            <text:p text:style-name="P38">0101</text:p>
          </table:table-cell>
          <table:table-cell table:style-name="Table11.B7" office:value-type="string">
            <text:p text:style-name="P53">r<text:span text:style-name="T31">et</text:span></text:p>
          </table:table-cell>
          <table:table-cell table:style-name="Table11.C7" office:value-type="string">
            <text:p text:style-name="P54"><text:span text:style-name="T8">R</text:span><text:span text:style-name="T7">eturn to caller – loads R into XA and executes 6502 rts</text:span></text:p>
          </table:table-cell>
        </table:table-row>
      </table:table>
      <text:h text:style-name="Heading_20_1" text:outline-level="1"/>
      <text:h text:style-name="Heading_20_1" text:outline-level="1">Why is it called AMORAL ?</text:h>
      <text:p text:style-name="P4">Well the claim is that it stands for Accumulator based Mostek Register Associated Language.</text:p>
      <text:p text:style-name="P4">The truth is I put Accumulator Mostek Language into a webpage that generates acronym<text:span text:style-name="T14">s</text:span> and “amoral” came out, and I thought, well I have to call it that.</text:p>
      <text:h text:style-name="Heading_20_1" text:outline-level="1">Revisions</text:h>
      <table:table table:name="Table12" table:style-name="Table12">
        <table:table-column table:style-name="Table12.A"/>
        <table:table-column table:style-name="Table12.B"/>
        <table:table-row table:style-name="TableLine94316546701552">
          <table:table-cell table:style-name="Table12.A1" office:value-type="string">
            <text:p text:style-name="P68">Date</text:p>
          </table:table-cell>
          <table:table-cell table:style-name="Table12.B1" office:value-type="string">
            <text:p text:style-name="Table_20_Heading">Notes</text:p>
          </table:table-cell>
        </table:table-row>
        <table:table-row table:style-name="TableLine94316546739424">
          <table:table-cell table:style-name="Table12.A4" office:value-type="string">
            <text:p text:style-name="P56">13 Nov 2020</text:p>
          </table:table-cell>
          <table:table-cell table:style-name="Table12.B4" office:value-type="string">
            <text:p text:style-name="P55">First completed version of AMORAL specification/design</text:p>
          </table:table-cell>
        </table:table-row>
        <table:table-row table:style-name="TableLine94316546740496">
          <table:table-cell table:style-name="Table12.A4" office:value-type="string">
            <text:p text:style-name="P59">14 Nov 2020</text:p>
          </table:table-cell>
          <table:table-cell table:style-name="Table12.B4" office:value-type="string">
            <text:p text:style-name="P60">Fixed SHL name. Changed times. Procedures always exit with RTS.</text:p>
          </table:table-cell>
        </table:table-row>
        <table:table-row table:style-name="TableLine94316546740880">
          <table:table-cell table:style-name="Table12.A4" office:value-type="string">
            <text:p text:style-name="P66">15 Nov 2020</text:p>
          </table:table-cell>
          <table:table-cell table:style-name="Table12.B4" office:value-type="string">
            <text:p text:style-name="P67">Removed @ operator as it doesn’t work.</text:p>
          </table:table-cell>
        </table:table-row>
      </table:table>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 svg:font-family="'Droid Sans Mono'" style:font-family-generic="swiss" style:font-pitch="fixed"/>
    <style:font-face style:name="Droid Sans Mono1"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style:text-properties style:font-name="Droid Sans" fo:font-family="'Droid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Standard" style:next-style-name="Standard" style:default-outline-level="" style:class="chapter">
      <style:paragraph-properties fo:margin-top="0cm" fo:margin-bottom="0cm" style:contextual-spacing="true"/>
      <style:text-properties style:font-name="Droid Sans1" fo:font-family="'Droid Sans'" style:font-style-name="Bold" style:font-family-generic="swiss" style:font-pitch="variable" fo:font-size="28pt" fo:letter-spacing="-0.018cm" fo:font-weight="bold" style:letter-kerning="true" style:font-name-asian="Calibri" style:font-family-asian="Calibri" style:font-family-generic-asian="system" style:font-pitch-asian="variable" style:font-size-asian="28pt" style:font-name-complex="Mangal" style:font-family-complex="Mangal" style:font-family-generic-complex="system" style:font-pitch-complex="variable" style:font-size-complex="25pt"/>
    </style:style>
    <style:style style:name="Subtitle" style:family="paragraph" style:parent-style-name="Standard" style:next-style-name="Standard" style:default-outline-level="" style:class="chapter">
      <style:paragraph-properties fo:margin-top="0cm" fo:margin-bottom="0.282cm" style:contextual-spacing="false" fo:text-align="center" style:justify-single-word="false"/>
      <style:text-properties fo:color="#000000" loext:opacity="100%" fo:font-size="14pt" fo:letter-spacing="0.026cm" fo:font-weight="bold" style:font-name-asian="Calibri" style:font-family-asian="Calibri" style:font-family-generic-asian="system" style:font-pitch-asian="variable" style:font-size-asian="11pt" style:font-name-complex="Mangal" style:font-family-complex="Mangal" style:font-family-generic-complex="system" style:font-pitch-complex="variable" style:font-size-complex="10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000000" loext:opacity="100%" style:font-name="Droid Sans1" fo:font-family="'Droid Sans'" style:font-style-name="Bold" style:font-family-generic="swiss" style:font-pitch="variable" fo:font-size="16pt" fo:font-weight="bold" style:font-name-asian="Calibri" style:font-family-asian="Calibri"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000000" loext:opacity="100%" style:font-name="Droid Sans1" fo:font-family="'Droid Sans'" style:font-style-name="Bold" style:font-family-generic="swiss" style:font-pitch="variable" fo:font-size="13pt" fo:font-weight="bold" style:font-name-asian="Calibri" style:font-family-asian="Calibri" style:font-family-generic-asian="system" style:font-pitch-asian="variable" style:font-size-asian="13pt" style:font-name-complex="Mangal" style:font-family-complex="Mangal" style:font-family-generic-complex="system" style:font-pitch-complex="variable" style:font-size-complex="11.5pt"/>
    </style:style>
    <style:style style:name="Quote" style:family="paragraph" style:parent-style-name="Standard" style:next-style-name="Standard" style:default-outline-level="">
      <style:paragraph-properties fo:margin-left="1.524cm" fo:margin-right="1.524cm" fo:margin-top="0.353cm" fo:margin-bottom="0.282cm" style:contextual-spacing="false" fo:text-align="center" style:justify-single-word="false" fo:text-indent="0cm" style:auto-text-indent="false"/>
      <style:text-properties fo:color="#ff0000" loext:opacity="100%" style:font-name-complex="Mangal" style:font-family-complex="Mangal"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fo:margin-top="0.049cm" fo:margin-bottom="0.049cm" style:contextual-spacing="false" fo:orphans="0" fo:widows="0" text:number-lines="false" text:line-number="0"/>
      <style:text-properties fo:background-color="transparen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bf00" loext:opacity="100%" fo:font-weight="bold" style:font-weight-asian="bold" style:font-weight-complex="bold"/>
    </style:style>
    <style:style style:name="Quotations" style:family="paragraph" style:parent-style-name="Standard" style:class="html">
      <style:paragraph-properties fo:margin-left="0cm" fo:margin-right="0cm" fo:margin-top="0cm" fo:margin-bottom="0.499cm" style:contextual-spacing="false" fo:text-align="center" style:justify-single-word="false" fo:text-indent="0cm" style:auto-text-indent="false"/>
      <style:text-properties fo:text-transform="lowercase" fo:color="#ff0000" loext:opacity="100%" style:font-name="Droid Sans Mono1" fo:font-family="'Droid Sans Mono'" style:font-style-name="Regular" style:font-family-generic="swiss" style:font-pitch="fixe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7</text:page-number><text:s/>of <text:page-count>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3T07:12:45.276252300</meta:creation-date>
    <dc:date>2020-11-15T14:12:24.149850067</dc:date>
    <meta:editing-duration>PT1H56M55S</meta:editing-duration>
    <meta:editing-cycles>102</meta:editing-cycles>
    <meta:generator>LibreOffice/7.0.3.1$Linux_X86_64 LibreOffice_project/00$Build-1</meta:generator>
    <meta:document-statistic meta:table-count="13" meta:image-count="0" meta:object-count="0" meta:page-count="9" meta:paragraph-count="343" meta:word-count="2374" meta:character-count="13145" meta:non-whitespace-character-count="11082"/>
  </office:meta>
</office:document-meta>
</file>